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table table:name="SC" table:style-name="ta1">
        <table:shapes>
          <draw:frame draw:z-index="0" draw:style-name="gr1" svg:width="24.146cm" svg:height="8.195cm" svg:x="3.143cm" svg:y="4.52cm">
            <draw:object draw:notify-on-update-of-ranges="SC.A1:SC.A1 SC.A2:SC.A31 SC.B1:SC.B1 SC.B2:SC.B31 SC.C1:SC.C1 SC.C2:SC.C31 SC.D1:SC.D1 SC.D2:SC.D31 SC.E1:SC.E1 SC.E2:SC.E31 SC.F1:SC.F1 SC.F2:SC.F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</table:table-row>
        <table:table-row table:style-name="ro1">
          <table:table-cell office:value-type="float" office:value="102414424">
            <text:p>102414424</text:p>
          </table:table-cell>
          <table:table-cell office:value-type="float" office:value="88885219">
            <text:p>88885219</text:p>
          </table:table-cell>
          <table:table-cell office:value-type="float" office:value="104628410">
            <text:p>104628410</text:p>
          </table:table-cell>
          <table:table-cell office:value-type="float" office:value="97652305">
            <text:p>97652305</text:p>
          </table:table-cell>
          <table:table-cell office:value-type="float" office:value="104283475">
            <text:p>104283475</text:p>
          </table:table-cell>
          <table:table-cell office:value-type="float" office:value="113026221">
            <text:p>113026221</text:p>
          </table:table-cell>
          <table:table-cell office:value-type="float" office:value="114373602">
            <text:p>114373602</text:p>
          </table:table-cell>
        </table:table-row>
        <table:table-row table:style-name="ro1">
          <table:table-cell office:value-type="float" office:value="102694932">
            <text:p>102694932</text:p>
          </table:table-cell>
          <table:table-cell office:value-type="float" office:value="89218381">
            <text:p>89218381</text:p>
          </table:table-cell>
          <table:table-cell office:value-type="float" office:value="104692240">
            <text:p>104692240</text:p>
          </table:table-cell>
          <table:table-cell office:value-type="float" office:value="97669047">
            <text:p>97669047</text:p>
          </table:table-cell>
          <table:table-cell office:value-type="float" office:value="104359451">
            <text:p>104359451</text:p>
          </table:table-cell>
          <table:table-cell office:value-type="float" office:value="113090794">
            <text:p>113090794</text:p>
          </table:table-cell>
          <table:table-cell office:value-type="float" office:value="113062057">
            <text:p>113062057</text:p>
          </table:table-cell>
        </table:table-row>
        <table:table-row table:style-name="ro1">
          <table:table-cell office:value-type="float" office:value="102886611">
            <text:p>102886611</text:p>
          </table:table-cell>
          <table:table-cell office:value-type="float" office:value="89226766">
            <text:p>89226766</text:p>
          </table:table-cell>
          <table:table-cell office:value-type="float" office:value="104767590">
            <text:p>104767590</text:p>
          </table:table-cell>
          <table:table-cell office:value-type="float" office:value="97708717">
            <text:p>97708717</text:p>
          </table:table-cell>
          <table:table-cell office:value-type="float" office:value="104421139">
            <text:p>104421139</text:p>
          </table:table-cell>
          <table:table-cell office:value-type="float" office:value="113176323">
            <text:p>113176323</text:p>
          </table:table-cell>
          <table:table-cell office:value-type="float" office:value="114508872">
            <text:p>114508872</text:p>
          </table:table-cell>
        </table:table-row>
        <table:table-row table:style-name="ro1">
          <table:table-cell office:value-type="float" office:value="103013449">
            <text:p>103013449</text:p>
          </table:table-cell>
          <table:table-cell office:value-type="float" office:value="89241305">
            <text:p>89241305</text:p>
          </table:table-cell>
          <table:table-cell office:value-type="float" office:value="104865220">
            <text:p>104865220</text:p>
          </table:table-cell>
          <table:table-cell office:value-type="float" office:value="97716037">
            <text:p>97716037</text:p>
          </table:table-cell>
          <table:table-cell office:value-type="float" office:value="104553167">
            <text:p>104553167</text:p>
          </table:table-cell>
          <table:table-cell office:value-type="float" office:value="113390970">
            <text:p>113390970</text:p>
          </table:table-cell>
          <table:table-cell office:value-type="float" office:value="113954564">
            <text:p>113954564</text:p>
          </table:table-cell>
        </table:table-row>
        <table:table-row table:style-name="ro1">
          <table:table-cell office:value-type="float" office:value="103092092">
            <text:p>103092092</text:p>
          </table:table-cell>
          <table:table-cell office:value-type="float" office:value="89281145">
            <text:p>89281145</text:p>
          </table:table-cell>
          <table:table-cell office:value-type="float" office:value="104927925">
            <text:p>104927925</text:p>
          </table:table-cell>
          <table:table-cell office:value-type="float" office:value="97724119">
            <text:p>97724119</text:p>
          </table:table-cell>
          <table:table-cell office:value-type="float" office:value="104561880">
            <text:p>104561880</text:p>
          </table:table-cell>
          <table:table-cell office:value-type="float" office:value="113425979">
            <text:p>113425979</text:p>
          </table:table-cell>
          <table:table-cell office:value-type="float" office:value="114304201">
            <text:p>114304201</text:p>
          </table:table-cell>
        </table:table-row>
        <table:table-row table:style-name="ro1">
          <table:table-cell office:value-type="float" office:value="103103635">
            <text:p>103103635</text:p>
          </table:table-cell>
          <table:table-cell office:value-type="float" office:value="89301899">
            <text:p>89301899</text:p>
          </table:table-cell>
          <table:table-cell office:value-type="float" office:value="104969376">
            <text:p>104969376</text:p>
          </table:table-cell>
          <table:table-cell office:value-type="float" office:value="97742302">
            <text:p>97742302</text:p>
          </table:table-cell>
          <table:table-cell office:value-type="float" office:value="104764260">
            <text:p>104764260</text:p>
          </table:table-cell>
          <table:table-cell office:value-type="float" office:value="113474849">
            <text:p>113474849</text:p>
          </table:table-cell>
          <table:table-cell office:value-type="float" office:value="113077814">
            <text:p>113077814</text:p>
          </table:table-cell>
        </table:table-row>
        <table:table-row table:style-name="ro1">
          <table:table-cell office:value-type="float" office:value="103164142">
            <text:p>103164142</text:p>
          </table:table-cell>
          <table:table-cell office:value-type="float" office:value="89470702">
            <text:p>89470702</text:p>
          </table:table-cell>
          <table:table-cell office:value-type="float" office:value="105143183">
            <text:p>105143183</text:p>
          </table:table-cell>
          <table:table-cell office:value-type="float" office:value="97745029">
            <text:p>97745029</text:p>
          </table:table-cell>
          <table:table-cell office:value-type="float" office:value="104811360">
            <text:p>104811360</text:p>
          </table:table-cell>
          <table:table-cell office:value-type="float" office:value="113488232">
            <text:p>113488232</text:p>
          </table:table-cell>
          <table:table-cell office:value-type="float" office:value="111546425">
            <text:p>111546425</text:p>
          </table:table-cell>
        </table:table-row>
        <table:table-row table:style-name="ro1">
          <table:table-cell office:value-type="float" office:value="103218223">
            <text:p>103218223</text:p>
          </table:table-cell>
          <table:table-cell office:value-type="float" office:value="89563348">
            <text:p>89563348</text:p>
          </table:table-cell>
          <table:table-cell office:value-type="float" office:value="105159511">
            <text:p>105159511</text:p>
          </table:table-cell>
          <table:table-cell office:value-type="float" office:value="97786444">
            <text:p>97786444</text:p>
          </table:table-cell>
          <table:table-cell office:value-type="float" office:value="104943687">
            <text:p>104943687</text:p>
          </table:table-cell>
          <table:table-cell office:value-type="float" office:value="113500911">
            <text:p>113500911</text:p>
          </table:table-cell>
          <table:table-cell office:value-type="float" office:value="114472099">
            <text:p>114472099</text:p>
          </table:table-cell>
        </table:table-row>
        <table:table-row table:style-name="ro1">
          <table:table-cell office:value-type="float" office:value="103337443">
            <text:p>103337443</text:p>
          </table:table-cell>
          <table:table-cell office:value-type="float" office:value="89626806">
            <text:p>89626806</text:p>
          </table:table-cell>
          <table:table-cell office:value-type="float" office:value="105187917">
            <text:p>105187917</text:p>
          </table:table-cell>
          <table:table-cell office:value-type="float" office:value="97797247">
            <text:p>97797247</text:p>
          </table:table-cell>
          <table:table-cell office:value-type="float" office:value="104948678">
            <text:p>104948678</text:p>
          </table:table-cell>
          <table:table-cell office:value-type="float" office:value="113520416">
            <text:p>113520416</text:p>
          </table:table-cell>
          <table:table-cell office:value-type="float" office:value="113014675">
            <text:p>113014675</text:p>
          </table:table-cell>
        </table:table-row>
        <table:table-row table:style-name="ro1">
          <table:table-cell office:value-type="float" office:value="103346695">
            <text:p>103346695</text:p>
          </table:table-cell>
          <table:table-cell office:value-type="float" office:value="89878832">
            <text:p>89878832</text:p>
          </table:table-cell>
          <table:table-cell office:value-type="float" office:value="105194806">
            <text:p>105194806</text:p>
          </table:table-cell>
          <table:table-cell office:value-type="float" office:value="97871070">
            <text:p>97871070</text:p>
          </table:table-cell>
          <table:table-cell office:value-type="float" office:value="104953474">
            <text:p>104953474</text:p>
          </table:table-cell>
          <table:table-cell office:value-type="float" office:value="113554958">
            <text:p>113554958</text:p>
          </table:table-cell>
          <table:table-cell office:value-type="float" office:value="113759296">
            <text:p>113759296</text:p>
          </table:table-cell>
        </table:table-row>
        <table:table-row table:style-name="ro1">
          <table:table-cell office:value-type="float" office:value="103352482">
            <text:p>103352482</text:p>
          </table:table-cell>
          <table:table-cell office:value-type="float" office:value="89895301">
            <text:p>89895301</text:p>
          </table:table-cell>
          <table:table-cell office:value-type="float" office:value="105233021">
            <text:p>105233021</text:p>
          </table:table-cell>
          <table:table-cell office:value-type="float" office:value="97908952">
            <text:p>97908952</text:p>
          </table:table-cell>
          <table:table-cell office:value-type="float" office:value="105005758">
            <text:p>105005758</text:p>
          </table:table-cell>
          <table:table-cell office:value-type="float" office:value="113841873">
            <text:p>113841873</text:p>
          </table:table-cell>
          <table:table-cell office:value-type="float" office:value="113014669">
            <text:p>113014669</text:p>
          </table:table-cell>
        </table:table-row>
        <table:table-row table:style-name="ro1">
          <table:table-cell office:value-type="float" office:value="103416781">
            <text:p>103416781</text:p>
          </table:table-cell>
          <table:table-cell office:value-type="float" office:value="89933808">
            <text:p>89933808</text:p>
          </table:table-cell>
          <table:table-cell office:value-type="float" office:value="105249427">
            <text:p>105249427</text:p>
          </table:table-cell>
          <table:table-cell office:value-type="float" office:value="97918436">
            <text:p>97918436</text:p>
          </table:table-cell>
          <table:table-cell office:value-type="float" office:value="105021279">
            <text:p>105021279</text:p>
          </table:table-cell>
          <table:table-cell office:value-type="float" office:value="113926134">
            <text:p>113926134</text:p>
          </table:table-cell>
          <table:table-cell office:value-type="float" office:value="113042929">
            <text:p>113042929</text:p>
          </table:table-cell>
        </table:table-row>
        <table:table-row table:style-name="ro1">
          <table:table-cell office:value-type="float" office:value="103417461">
            <text:p>103417461</text:p>
          </table:table-cell>
          <table:table-cell office:value-type="float" office:value="90041428">
            <text:p>90041428</text:p>
          </table:table-cell>
          <table:table-cell office:value-type="float" office:value="105282115">
            <text:p>105282115</text:p>
          </table:table-cell>
          <table:table-cell office:value-type="float" office:value="97971064">
            <text:p>97971064</text:p>
          </table:table-cell>
          <table:table-cell office:value-type="float" office:value="105022793">
            <text:p>105022793</text:p>
          </table:table-cell>
          <table:table-cell office:value-type="float" office:value="114143303">
            <text:p>114143303</text:p>
          </table:table-cell>
          <table:table-cell office:value-type="float" office:value="113647055">
            <text:p>113647055</text:p>
          </table:table-cell>
        </table:table-row>
        <table:table-row table:style-name="ro1">
          <table:table-cell office:value-type="float" office:value="103419033">
            <text:p>103419033</text:p>
          </table:table-cell>
          <table:table-cell office:value-type="float" office:value="90113823">
            <text:p>90113823</text:p>
          </table:table-cell>
          <table:table-cell office:value-type="float" office:value="105354327">
            <text:p>105354327</text:p>
          </table:table-cell>
          <table:table-cell office:value-type="float" office:value="98204728">
            <text:p>98204728</text:p>
          </table:table-cell>
          <table:table-cell office:value-type="float" office:value="105033815">
            <text:p>105033815</text:p>
          </table:table-cell>
          <table:table-cell office:value-type="float" office:value="114208999">
            <text:p>114208999</text:p>
          </table:table-cell>
          <table:table-cell office:value-type="float" office:value="113847230">
            <text:p>113847230</text:p>
          </table:table-cell>
        </table:table-row>
        <table:table-row table:style-name="ro1">
          <table:table-cell office:value-type="float" office:value="103426662">
            <text:p>103426662</text:p>
          </table:table-cell>
          <table:table-cell office:value-type="float" office:value="90135991">
            <text:p>90135991</text:p>
          </table:table-cell>
          <table:table-cell office:value-type="float" office:value="105646454">
            <text:p>105646454</text:p>
          </table:table-cell>
          <table:table-cell office:value-type="float" office:value="98216481">
            <text:p>98216481</text:p>
          </table:table-cell>
          <table:table-cell office:value-type="float" office:value="105231810">
            <text:p>105231810</text:p>
          </table:table-cell>
          <table:table-cell office:value-type="float" office:value="114245990">
            <text:p>114245990</text:p>
          </table:table-cell>
          <table:table-cell office:value-type="float" office:value="114287044">
            <text:p>114287044</text:p>
          </table:table-cell>
        </table:table-row>
        <table:table-row table:style-name="ro1">
          <table:table-cell office:value-type="float" office:value="103456067">
            <text:p>103456067</text:p>
          </table:table-cell>
          <table:table-cell office:value-type="float" office:value="90137683">
            <text:p>90137683</text:p>
          </table:table-cell>
          <table:table-cell office:value-type="float" office:value="105657541">
            <text:p>105657541</text:p>
          </table:table-cell>
          <table:table-cell office:value-type="float" office:value="98222923">
            <text:p>98222923</text:p>
          </table:table-cell>
          <table:table-cell office:value-type="float" office:value="105254638">
            <text:p>105254638</text:p>
          </table:table-cell>
          <table:table-cell office:value-type="float" office:value="114246515">
            <text:p>114246515</text:p>
          </table:table-cell>
          <table:table-cell office:value-type="float" office:value="114266380">
            <text:p>114266380</text:p>
          </table:table-cell>
        </table:table-row>
        <table:table-row table:style-name="ro1">
          <table:table-cell office:value-type="float" office:value="103499926">
            <text:p>103499926</text:p>
          </table:table-cell>
          <table:table-cell office:value-type="float" office:value="90156797">
            <text:p>90156797</text:p>
          </table:table-cell>
          <table:table-cell office:value-type="float" office:value="105770075">
            <text:p>105770075</text:p>
          </table:table-cell>
          <table:table-cell office:value-type="float" office:value="98223509">
            <text:p>98223509</text:p>
          </table:table-cell>
          <table:table-cell office:value-type="float" office:value="105258588">
            <text:p>105258588</text:p>
          </table:table-cell>
          <table:table-cell office:value-type="float" office:value="114261554">
            <text:p>114261554</text:p>
          </table:table-cell>
          <table:table-cell office:value-type="float" office:value="106389476">
            <text:p>106389476</text:p>
          </table:table-cell>
        </table:table-row>
        <table:table-row table:style-name="ro1">
          <table:table-cell office:value-type="float" office:value="103503260">
            <text:p>103503260</text:p>
          </table:table-cell>
          <table:table-cell office:value-type="float" office:value="90183429">
            <text:p>90183429</text:p>
          </table:table-cell>
          <table:table-cell office:value-type="float" office:value="105820484">
            <text:p>105820484</text:p>
          </table:table-cell>
          <table:table-cell office:value-type="float" office:value="98238570">
            <text:p>98238570</text:p>
          </table:table-cell>
          <table:table-cell office:value-type="float" office:value="105297662">
            <text:p>105297662</text:p>
          </table:table-cell>
          <table:table-cell office:value-type="float" office:value="114264422">
            <text:p>114264422</text:p>
          </table:table-cell>
          <table:table-cell office:value-type="float" office:value="114431412">
            <text:p>114431412</text:p>
          </table:table-cell>
        </table:table-row>
        <table:table-row table:style-name="ro1">
          <table:table-cell office:value-type="float" office:value="103510649">
            <text:p>103510649</text:p>
          </table:table-cell>
          <table:table-cell office:value-type="float" office:value="90204136">
            <text:p>90204136</text:p>
          </table:table-cell>
          <table:table-cell office:value-type="float" office:value="105877418">
            <text:p>105877418</text:p>
          </table:table-cell>
          <table:table-cell office:value-type="float" office:value="98242641">
            <text:p>98242641</text:p>
          </table:table-cell>
          <table:table-cell office:value-type="float" office:value="105852551">
            <text:p>105852551</text:p>
          </table:table-cell>
          <table:table-cell office:value-type="float" office:value="114265749">
            <text:p>114265749</text:p>
          </table:table-cell>
          <table:table-cell office:value-type="float" office:value="112651601">
            <text:p>112651601</text:p>
          </table:table-cell>
        </table:table-row>
        <table:table-row table:style-name="ro1">
          <table:table-cell office:value-type="float" office:value="103514093">
            <text:p>103514093</text:p>
          </table:table-cell>
          <table:table-cell office:value-type="float" office:value="90208429">
            <text:p>90208429</text:p>
          </table:table-cell>
          <table:table-cell office:value-type="float" office:value="105901432">
            <text:p>105901432</text:p>
          </table:table-cell>
          <table:table-cell office:value-type="float" office:value="98272482">
            <text:p>98272482</text:p>
          </table:table-cell>
          <table:table-cell office:value-type="float" office:value="105880017">
            <text:p>105880017</text:p>
          </table:table-cell>
          <table:table-cell office:value-type="float" office:value="114274623">
            <text:p>114274623</text:p>
          </table:table-cell>
          <table:table-cell office:value-type="float" office:value="113053755">
            <text:p>113053755</text:p>
          </table:table-cell>
        </table:table-row>
        <table:table-row table:style-name="ro1">
          <table:table-cell office:value-type="float" office:value="103517956">
            <text:p>103517956</text:p>
          </table:table-cell>
          <table:table-cell office:value-type="float" office:value="90210633">
            <text:p>90210633</text:p>
          </table:table-cell>
          <table:table-cell office:value-type="float" office:value="105923344">
            <text:p>105923344</text:p>
          </table:table-cell>
          <table:table-cell office:value-type="float" office:value="98287204">
            <text:p>98287204</text:p>
          </table:table-cell>
          <table:table-cell office:value-type="float" office:value="106007918">
            <text:p>106007918</text:p>
          </table:table-cell>
          <table:table-cell office:value-type="float" office:value="114281871">
            <text:p>114281871</text:p>
          </table:table-cell>
          <table:table-cell office:value-type="float" office:value="114297949">
            <text:p>114297949</text:p>
          </table:table-cell>
        </table:table-row>
        <table:table-row table:style-name="ro1">
          <table:table-cell office:value-type="float" office:value="103519190">
            <text:p>103519190</text:p>
          </table:table-cell>
          <table:table-cell office:value-type="float" office:value="90215567">
            <text:p>90215567</text:p>
          </table:table-cell>
          <table:table-cell office:value-type="float" office:value="105932715">
            <text:p>105932715</text:p>
          </table:table-cell>
          <table:table-cell office:value-type="float" office:value="98295075">
            <text:p>98295075</text:p>
          </table:table-cell>
          <table:table-cell office:value-type="float" office:value="106064973">
            <text:p>106064973</text:p>
          </table:table-cell>
          <table:table-cell office:value-type="float" office:value="114308002">
            <text:p>114308002</text:p>
          </table:table-cell>
          <table:table-cell office:value-type="float" office:value="111198022">
            <text:p>111198022</text:p>
          </table:table-cell>
        </table:table-row>
        <table:table-row table:style-name="ro1">
          <table:table-cell office:value-type="float" office:value="103526691">
            <text:p>103526691</text:p>
          </table:table-cell>
          <table:table-cell office:value-type="float" office:value="90220889">
            <text:p>90220889</text:p>
          </table:table-cell>
          <table:table-cell office:value-type="float" office:value="105933147">
            <text:p>105933147</text:p>
          </table:table-cell>
          <table:table-cell office:value-type="float" office:value="98310666">
            <text:p>98310666</text:p>
          </table:table-cell>
          <table:table-cell office:value-type="float" office:value="106099262">
            <text:p>106099262</text:p>
          </table:table-cell>
          <table:table-cell office:value-type="float" office:value="114309547">
            <text:p>114309547</text:p>
          </table:table-cell>
          <table:table-cell office:value-type="float" office:value="113049367">
            <text:p>113049367</text:p>
          </table:table-cell>
        </table:table-row>
        <table:table-row table:style-name="ro1">
          <table:table-cell office:value-type="float" office:value="103533782">
            <text:p>103533782</text:p>
          </table:table-cell>
          <table:table-cell office:value-type="float" office:value="90226733">
            <text:p>90226733</text:p>
          </table:table-cell>
          <table:table-cell office:value-type="float" office:value="105951753">
            <text:p>105951753</text:p>
          </table:table-cell>
          <table:table-cell office:value-type="float" office:value="98366819">
            <text:p>98366819</text:p>
          </table:table-cell>
          <table:table-cell office:value-type="float" office:value="106244274">
            <text:p>106244274</text:p>
          </table:table-cell>
          <table:table-cell office:value-type="float" office:value="114324298">
            <text:p>114324298</text:p>
          </table:table-cell>
          <table:table-cell office:value-type="float" office:value="114196138">
            <text:p>114196138</text:p>
          </table:table-cell>
        </table:table-row>
        <table:table-row table:style-name="ro1">
          <table:table-cell office:value-type="float" office:value="103534492">
            <text:p>103534492</text:p>
          </table:table-cell>
          <table:table-cell office:value-type="float" office:value="90228802">
            <text:p>90228802</text:p>
          </table:table-cell>
          <table:table-cell office:value-type="float" office:value="106010209">
            <text:p>106010209</text:p>
          </table:table-cell>
          <table:table-cell office:value-type="float" office:value="98962928">
            <text:p>98962928</text:p>
          </table:table-cell>
          <table:table-cell office:value-type="float" office:value="106256508">
            <text:p>106256508</text:p>
          </table:table-cell>
          <table:table-cell office:value-type="float" office:value="114326001">
            <text:p>114326001</text:p>
          </table:table-cell>
          <table:table-cell office:value-type="float" office:value="114127188">
            <text:p>114127188</text:p>
          </table:table-cell>
        </table:table-row>
        <table:table-row table:style-name="ro1">
          <table:table-cell office:value-type="float" office:value="103541336">
            <text:p>103541336</text:p>
          </table:table-cell>
          <table:table-cell office:value-type="float" office:value="90241420">
            <text:p>90241420</text:p>
          </table:table-cell>
          <table:table-cell office:value-type="float" office:value="106029222">
            <text:p>106029222</text:p>
          </table:table-cell>
          <table:table-cell office:value-type="float" office:value="99006795">
            <text:p>99006795</text:p>
          </table:table-cell>
          <table:table-cell office:value-type="float" office:value="106261524">
            <text:p>106261524</text:p>
          </table:table-cell>
          <table:table-cell office:value-type="float" office:value="114327172">
            <text:p>114327172</text:p>
          </table:table-cell>
          <table:table-cell office:value-type="float" office:value="113870835">
            <text:p>113870835</text:p>
          </table:table-cell>
        </table:table-row>
        <table:table-row table:style-name="ro1">
          <table:table-cell office:value-type="float" office:value="103545018">
            <text:p>103545018</text:p>
          </table:table-cell>
          <table:table-cell office:value-type="float" office:value="90250005">
            <text:p>90250005</text:p>
          </table:table-cell>
          <table:table-cell office:value-type="float" office:value="106461885">
            <text:p>106461885</text:p>
          </table:table-cell>
          <table:table-cell office:value-type="float" office:value="99037117">
            <text:p>99037117</text:p>
          </table:table-cell>
          <table:table-cell office:value-type="float" office:value="106275654">
            <text:p>106275654</text:p>
          </table:table-cell>
          <table:table-cell office:value-type="float" office:value="114345266">
            <text:p>114345266</text:p>
          </table:table-cell>
          <table:table-cell office:value-type="float" office:value="105780203">
            <text:p>105780203</text:p>
          </table:table-cell>
        </table:table-row>
        <table:table-row table:style-name="ro1">
          <table:table-cell office:value-type="float" office:value="103578083">
            <text:p>103578083</text:p>
          </table:table-cell>
          <table:table-cell office:value-type="float" office:value="90256169">
            <text:p>90256169</text:p>
          </table:table-cell>
          <table:table-cell office:value-type="float" office:value="106578457">
            <text:p>106578457</text:p>
          </table:table-cell>
          <table:table-cell office:value-type="float" office:value="99063198">
            <text:p>99063198</text:p>
          </table:table-cell>
          <table:table-cell office:value-type="float" office:value="106283218">
            <text:p>106283218</text:p>
          </table:table-cell>
          <table:table-cell office:value-type="float" office:value="114370880">
            <text:p>114370880</text:p>
          </table:table-cell>
          <table:table-cell office:value-type="float" office:value="114419893">
            <text:p>114419893</text:p>
          </table:table-cell>
        </table:table-row>
        <table:table-row table:style-name="ro1">
          <table:table-cell office:value-type="float" office:value="103656960">
            <text:p>103656960</text:p>
          </table:table-cell>
          <table:table-cell office:value-type="float" office:value="90282908">
            <text:p>90282908</text:p>
          </table:table-cell>
          <table:table-cell office:value-type="float" office:value="106626134">
            <text:p>106626134</text:p>
          </table:table-cell>
          <table:table-cell office:value-type="float" office:value="99067276">
            <text:p>99067276</text:p>
          </table:table-cell>
          <table:table-cell office:value-type="float" office:value="106327703">
            <text:p>106327703</text:p>
          </table:table-cell>
          <table:table-cell office:value-type="float" office:value="114378450">
            <text:p>114378450</text:p>
          </table:table-cell>
          <table:table-cell office:value-type="float" office:value="106817597">
            <text:p>106817597</text:p>
          </table:table-cell>
        </table:table-row>
        <table:table-row table:style-name="ro1">
          <table:table-cell office:value-type="float" office:value="103663631">
            <text:p>103663631</text:p>
          </table:table-cell>
          <table:table-cell office:value-type="float" office:value="90292013">
            <text:p>90292013</text:p>
          </table:table-cell>
          <table:table-cell office:value-type="float" office:value="106654526">
            <text:p>106654526</text:p>
          </table:table-cell>
          <table:table-cell office:value-type="float" office:value="99078163">
            <text:p>99078163</text:p>
          </table:table-cell>
          <table:table-cell office:value-type="float" office:value="106508569">
            <text:p>106508569</text:p>
          </table:table-cell>
          <table:table-cell office:value-type="float" office:value="114419026">
            <text:p>114419026</text:p>
          </table:table-cell>
          <table:table-cell office:value-type="float" office:value="114197435">
            <text:p>114197435</text:p>
          </table:table-cell>
        </table:table-row>
        <table:table-row table:style-name="ro1">
          <table:table-cell table:formula="of:=AVERAGE([.A2:.A31])" office:value-type="float" office:value="103346839.966667">
            <text:p>103346839.966667</text:p>
          </table:table-cell>
          <table:table-cell table:formula="of:=AVERAGE([.B2:.B31])" office:value-type="float" office:value="89904345.5666667">
            <text:p>89904345.5666667</text:p>
          </table:table-cell>
          <table:table-cell table:formula="of:=AVERAGE([.C2:.C31])" office:value-type="float" office:value="105580995.466667">
            <text:p>105580995.466667</text:p>
          </table:table-cell>
          <table:table-cell table:formula="of:=AVERAGE([.D2:.D31])" office:value-type="float" office:value="98210244.8">
            <text:p>98210244.8</text:p>
          </table:table-cell>
          <table:table-cell table:formula="of:=AVERAGE([.E2:.E31])" office:value-type="float" office:value="105392969.5">
            <text:p>105392969.5</text:p>
          </table:table-cell>
          <table:table-cell table:formula="of:=AVERAGE([.F2:.F31])" office:value-type="float" office:value="113957310.933333">
            <text:p>113957310.933333</text:p>
          </table:table-cell>
          <table:table-cell table:formula="of:=AVERAGE([.G2:.G31])" office:value-type="float" office:value="112888659.433333">
            <text:p>112888659.433333</text:p>
          </table:table-cell>
        </table:table-row>
        <table:table-row table:style-name="ro1">
          <table:table-cell table:formula="of:=MAX([.A2:.A31])" office:value-type="float" office:value="103663631">
            <text:p>103663631</text:p>
          </table:table-cell>
          <table:table-cell table:formula="of:=MAX([.B2:.B31])" office:value-type="float" office:value="90292013">
            <text:p>90292013</text:p>
          </table:table-cell>
          <table:table-cell table:formula="of:=MAX([.C2:.C31])" office:value-type="float" office:value="106654526">
            <text:p>106654526</text:p>
          </table:table-cell>
          <table:table-cell table:formula="of:=MAX([.D2:.D31])" office:value-type="float" office:value="99078163">
            <text:p>99078163</text:p>
          </table:table-cell>
          <table:table-cell table:formula="of:=MAX([.E2:.E31])" office:value-type="float" office:value="106508569">
            <text:p>106508569</text:p>
          </table:table-cell>
          <table:table-cell table:formula="of:=MAX([.F2:.F31])" office:value-type="float" office:value="114419026">
            <text:p>114419026</text:p>
          </table:table-cell>
          <table:table-cell table:formula="of:=MAX([.G2:.G31])" office:value-type="float" office:value="114508872">
            <text:p>114508872</text:p>
          </table:table-cell>
        </table:table-row>
        <table:table-row table:style-name="ro1">
          <table:table-cell table:formula="of:=MIN([.A2:.A31])" office:value-type="float" office:value="102414424">
            <text:p>102414424</text:p>
          </table:table-cell>
          <table:table-cell table:formula="of:=MIN([.B2:.B31])" office:value-type="float" office:value="88885219">
            <text:p>88885219</text:p>
          </table:table-cell>
          <table:table-cell table:formula="of:=MIN([.C2:.C31])" office:value-type="float" office:value="104628410">
            <text:p>104628410</text:p>
          </table:table-cell>
          <table:table-cell table:formula="of:=MIN([.D2:.D31])" office:value-type="float" office:value="97652305">
            <text:p>97652305</text:p>
          </table:table-cell>
          <table:table-cell table:formula="of:=MIN([.E2:.E31])" office:value-type="float" office:value="104283475">
            <text:p>104283475</text:p>
          </table:table-cell>
          <table:table-cell table:formula="of:=MIN([.F2:.F31])" office:value-type="float" office:value="113026221">
            <text:p>113026221</text:p>
          </table:table-cell>
          <table:table-cell table:formula="of:=MIN([.G2:.G31])" office:value-type="float" office:value="105780203">
            <text:p>105780203</text:p>
          </table:table-cell>
        </table:table-row>
      </table:table>
      <table:table table:name="CC" table:style-name="ta1">
        <table:shapes>
          <draw:frame draw:z-index="0" draw:style-name="gr1" svg:width="26.68cm" svg:height="8.99cm" svg:x="2.525cm" svg:y="1.406cm">
            <draw:object draw:notify-on-update-of-ranges="CC.A1:CC.A1 CC.A2:CC.A31 CC.B1:CC.B1 CC.B2:CC.B31 CC.C1:CC.C1 CC.C2:CC.C31 CC.D1:CC.D1 CC.D2:CC.D31 CC.E1:CC.E1 CC.E2:CC.E31 CC.F1:CC.F1 CC.F2:CC.F31 CC.G1:CC.G1 CC.G2:CC.G31 CC.H1:CC.H1 CC.H2:CC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O1</text:p>
          </table:table-cell>
          <table:table-cell table:style-name="Default"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FC</text:p>
          </table:table-cell>
        </table:table-row>
        <table:table-row table:style-name="ro1">
          <table:table-cell office:value-type="float" office:value="61288144">
            <text:p>61288144</text:p>
          </table:table-cell>
          <table:table-cell office:value-type="float" office:value="59862018">
            <text:p>59862018</text:p>
          </table:table-cell>
          <table:table-cell office:value-type="float" office:value="65202250">
            <text:p>65202250</text:p>
          </table:table-cell>
          <table:table-cell office:value-type="float" office:value="87759732">
            <text:p>87759732</text:p>
          </table:table-cell>
          <table:table-cell office:value-type="float" office:value="93418038">
            <text:p>93418038</text:p>
          </table:table-cell>
          <table:table-cell office:value-type="float" office:value="103249959">
            <text:p>103249959</text:p>
          </table:table-cell>
          <table:table-cell office:value-type="float" office:value="107286556">
            <text:p>107286556</text:p>
          </table:table-cell>
          <table:table-cell office:value-type="float" office:value="110172821">
            <text:p>110172821</text:p>
          </table:table-cell>
        </table:table-row>
        <table:table-row table:style-name="ro1">
          <table:table-cell office:value-type="float" office:value="61901703">
            <text:p>61901703</text:p>
          </table:table-cell>
          <table:table-cell office:value-type="float" office:value="60052194">
            <text:p>60052194</text:p>
          </table:table-cell>
          <table:table-cell office:value-type="float" office:value="67303530">
            <text:p>67303530</text:p>
          </table:table-cell>
          <table:table-cell office:value-type="float" office:value="91111016">
            <text:p>91111016</text:p>
          </table:table-cell>
          <table:table-cell office:value-type="float" office:value="94250555">
            <text:p>94250555</text:p>
          </table:table-cell>
          <table:table-cell office:value-type="float" office:value="109780943">
            <text:p>109780943</text:p>
          </table:table-cell>
          <table:table-cell office:value-type="float" office:value="109436271">
            <text:p>109436271</text:p>
          </table:table-cell>
          <table:table-cell office:value-type="float" office:value="114920199">
            <text:p>114920199</text:p>
          </table:table-cell>
        </table:table-row>
        <table:table-row table:style-name="ro1">
          <table:table-cell office:value-type="float" office:value="62043919">
            <text:p>62043919</text:p>
          </table:table-cell>
          <table:table-cell office:value-type="float" office:value="62409546">
            <text:p>62409546</text:p>
          </table:table-cell>
          <table:table-cell office:value-type="float" office:value="71243525">
            <text:p>71243525</text:p>
          </table:table-cell>
          <table:table-cell office:value-type="float" office:value="92612645">
            <text:p>92612645</text:p>
          </table:table-cell>
          <table:table-cell office:value-type="float" office:value="94834179">
            <text:p>94834179</text:p>
          </table:table-cell>
          <table:table-cell office:value-type="float" office:value="110914239">
            <text:p>110914239</text:p>
          </table:table-cell>
          <table:table-cell office:value-type="float" office:value="110256108">
            <text:p>110256108</text:p>
          </table:table-cell>
          <table:table-cell office:value-type="float" office:value="116202100">
            <text:p>116202100</text:p>
          </table:table-cell>
        </table:table-row>
        <table:table-row table:style-name="ro1">
          <table:table-cell office:value-type="float" office:value="65125440">
            <text:p>65125440</text:p>
          </table:table-cell>
          <table:table-cell office:value-type="float" office:value="101520114">
            <text:p>101520114</text:p>
          </table:table-cell>
          <table:table-cell office:value-type="float" office:value="76722040">
            <text:p>76722040</text:p>
          </table:table-cell>
          <table:table-cell office:value-type="float" office:value="98922463">
            <text:p>98922463</text:p>
          </table:table-cell>
          <table:table-cell office:value-type="float" office:value="95208002">
            <text:p>95208002</text:p>
          </table:table-cell>
          <table:table-cell office:value-type="float" office:value="111313350">
            <text:p>111313350</text:p>
          </table:table-cell>
          <table:table-cell office:value-type="float" office:value="110840542">
            <text:p>110840542</text:p>
          </table:table-cell>
          <table:table-cell office:value-type="float" office:value="117347980">
            <text:p>117347980</text:p>
          </table:table-cell>
        </table:table-row>
        <table:table-row table:style-name="ro1">
          <table:table-cell office:value-type="float" office:value="67353236">
            <text:p>67353236</text:p>
          </table:table-cell>
          <table:table-cell office:value-type="float" office:value="107010929">
            <text:p>107010929</text:p>
          </table:table-cell>
          <table:table-cell office:value-type="float" office:value="79056182">
            <text:p>79056182</text:p>
          </table:table-cell>
          <table:table-cell office:value-type="float" office:value="99038239">
            <text:p>99038239</text:p>
          </table:table-cell>
          <table:table-cell office:value-type="float" office:value="96903891">
            <text:p>96903891</text:p>
          </table:table-cell>
          <table:table-cell office:value-type="float" office:value="111943151">
            <text:p>111943151</text:p>
          </table:table-cell>
          <table:table-cell office:value-type="float" office:value="110923981">
            <text:p>110923981</text:p>
          </table:table-cell>
          <table:table-cell office:value-type="float" office:value="117541263">
            <text:p>117541263</text:p>
          </table:table-cell>
        </table:table-row>
        <table:table-row table:style-name="ro1">
          <table:table-cell office:value-type="float" office:value="99835637">
            <text:p>99835637</text:p>
          </table:table-cell>
          <table:table-cell office:value-type="float" office:value="109528502">
            <text:p>109528502</text:p>
          </table:table-cell>
          <table:table-cell office:value-type="float" office:value="79633366">
            <text:p>79633366</text:p>
          </table:table-cell>
          <table:table-cell office:value-type="float" office:value="99494374">
            <text:p>99494374</text:p>
          </table:table-cell>
          <table:table-cell office:value-type="float" office:value="98897516">
            <text:p>98897516</text:p>
          </table:table-cell>
          <table:table-cell office:value-type="float" office:value="112281736">
            <text:p>112281736</text:p>
          </table:table-cell>
          <table:table-cell office:value-type="float" office:value="111038249">
            <text:p>111038249</text:p>
          </table:table-cell>
          <table:table-cell office:value-type="float" office:value="118576486">
            <text:p>118576486</text:p>
          </table:table-cell>
        </table:table-row>
        <table:table-row table:style-name="ro1">
          <table:table-cell office:value-type="float" office:value="102595606">
            <text:p>102595606</text:p>
          </table:table-cell>
          <table:table-cell office:value-type="float" office:value="112074657">
            <text:p>112074657</text:p>
          </table:table-cell>
          <table:table-cell office:value-type="float" office:value="80504210">
            <text:p>80504210</text:p>
          </table:table-cell>
          <table:table-cell office:value-type="float" office:value="100285684">
            <text:p>100285684</text:p>
          </table:table-cell>
          <table:table-cell office:value-type="float" office:value="99988877">
            <text:p>99988877</text:p>
          </table:table-cell>
          <table:table-cell office:value-type="float" office:value="112509105">
            <text:p>112509105</text:p>
          </table:table-cell>
          <table:table-cell office:value-type="float" office:value="111568229">
            <text:p>111568229</text:p>
          </table:table-cell>
          <table:table-cell office:value-type="float" office:value="120260294">
            <text:p>120260294</text:p>
          </table:table-cell>
        </table:table-row>
        <table:table-row table:style-name="ro1">
          <table:table-cell office:value-type="float" office:value="106190089">
            <text:p>106190089</text:p>
          </table:table-cell>
          <table:table-cell office:value-type="float" office:value="114482289">
            <text:p>114482289</text:p>
          </table:table-cell>
          <table:table-cell office:value-type="float" office:value="82949649">
            <text:p>82949649</text:p>
          </table:table-cell>
          <table:table-cell office:value-type="float" office:value="103490767">
            <text:p>103490767</text:p>
          </table:table-cell>
          <table:table-cell office:value-type="float" office:value="100371067">
            <text:p>100371067</text:p>
          </table:table-cell>
          <table:table-cell office:value-type="float" office:value="112819478">
            <text:p>112819478</text:p>
          </table:table-cell>
          <table:table-cell office:value-type="float" office:value="111643566">
            <text:p>111643566</text:p>
          </table:table-cell>
          <table:table-cell office:value-type="float" office:value="120738977">
            <text:p>120738977</text:p>
          </table:table-cell>
        </table:table-row>
        <table:table-row table:style-name="ro1">
          <table:table-cell office:value-type="float" office:value="107290472">
            <text:p>107290472</text:p>
          </table:table-cell>
          <table:table-cell office:value-type="float" office:value="115082868">
            <text:p>115082868</text:p>
          </table:table-cell>
          <table:table-cell office:value-type="float" office:value="84455349">
            <text:p>84455349</text:p>
          </table:table-cell>
          <table:table-cell office:value-type="float" office:value="105318104">
            <text:p>105318104</text:p>
          </table:table-cell>
          <table:table-cell office:value-type="float" office:value="100662470">
            <text:p>100662470</text:p>
          </table:table-cell>
          <table:table-cell office:value-type="float" office:value="112981195">
            <text:p>112981195</text:p>
          </table:table-cell>
          <table:table-cell office:value-type="float" office:value="111970963">
            <text:p>111970963</text:p>
          </table:table-cell>
          <table:table-cell office:value-type="float" office:value="122398325">
            <text:p>122398325</text:p>
          </table:table-cell>
        </table:table-row>
        <table:table-row table:style-name="ro1">
          <table:table-cell office:value-type="float" office:value="108918667">
            <text:p>108918667</text:p>
          </table:table-cell>
          <table:table-cell office:value-type="float" office:value="117967520">
            <text:p>117967520</text:p>
          </table:table-cell>
          <table:table-cell office:value-type="float" office:value="84871637">
            <text:p>84871637</text:p>
          </table:table-cell>
          <table:table-cell office:value-type="float" office:value="105889218">
            <text:p>105889218</text:p>
          </table:table-cell>
          <table:table-cell office:value-type="float" office:value="100957859">
            <text:p>100957859</text:p>
          </table:table-cell>
          <table:table-cell office:value-type="float" office:value="113132477">
            <text:p>113132477</text:p>
          </table:table-cell>
          <table:table-cell office:value-type="float" office:value="111978428">
            <text:p>111978428</text:p>
          </table:table-cell>
          <table:table-cell office:value-type="float" office:value="123938776">
            <text:p>123938776</text:p>
          </table:table-cell>
        </table:table-row>
        <table:table-row table:style-name="ro1">
          <table:table-cell office:value-type="float" office:value="109621471">
            <text:p>109621471</text:p>
          </table:table-cell>
          <table:table-cell office:value-type="float" office:value="118769919">
            <text:p>118769919</text:p>
          </table:table-cell>
          <table:table-cell office:value-type="float" office:value="86606351">
            <text:p>86606351</text:p>
          </table:table-cell>
          <table:table-cell office:value-type="float" office:value="106745276">
            <text:p>106745276</text:p>
          </table:table-cell>
          <table:table-cell office:value-type="float" office:value="101048321">
            <text:p>101048321</text:p>
          </table:table-cell>
          <table:table-cell office:value-type="float" office:value="113195898">
            <text:p>113195898</text:p>
          </table:table-cell>
          <table:table-cell office:value-type="float" office:value="112017875">
            <text:p>112017875</text:p>
          </table:table-cell>
          <table:table-cell office:value-type="float" office:value="123990604">
            <text:p>123990604</text:p>
          </table:table-cell>
        </table:table-row>
        <table:table-row table:style-name="ro1">
          <table:table-cell office:value-type="float" office:value="109788741">
            <text:p>109788741</text:p>
          </table:table-cell>
          <table:table-cell office:value-type="float" office:value="119502888">
            <text:p>119502888</text:p>
          </table:table-cell>
          <table:table-cell office:value-type="float" office:value="94908048">
            <text:p>94908048</text:p>
          </table:table-cell>
          <table:table-cell office:value-type="float" office:value="106803415">
            <text:p>106803415</text:p>
          </table:table-cell>
          <table:table-cell office:value-type="float" office:value="101062648">
            <text:p>101062648</text:p>
          </table:table-cell>
          <table:table-cell office:value-type="float" office:value="113450318">
            <text:p>113450318</text:p>
          </table:table-cell>
          <table:table-cell office:value-type="float" office:value="112123363">
            <text:p>112123363</text:p>
          </table:table-cell>
          <table:table-cell office:value-type="float" office:value="124004335">
            <text:p>124004335</text:p>
          </table:table-cell>
        </table:table-row>
        <table:table-row table:style-name="ro1">
          <table:table-cell office:value-type="float" office:value="110423760">
            <text:p>110423760</text:p>
          </table:table-cell>
          <table:table-cell office:value-type="float" office:value="121460715">
            <text:p>121460715</text:p>
          </table:table-cell>
          <table:table-cell office:value-type="float" office:value="99021748">
            <text:p>99021748</text:p>
          </table:table-cell>
          <table:table-cell office:value-type="float" office:value="106957416">
            <text:p>106957416</text:p>
          </table:table-cell>
          <table:table-cell office:value-type="float" office:value="101656580">
            <text:p>101656580</text:p>
          </table:table-cell>
          <table:table-cell office:value-type="float" office:value="113944440">
            <text:p>113944440</text:p>
          </table:table-cell>
          <table:table-cell office:value-type="float" office:value="112190534">
            <text:p>112190534</text:p>
          </table:table-cell>
          <table:table-cell office:value-type="float" office:value="124034209">
            <text:p>124034209</text:p>
          </table:table-cell>
        </table:table-row>
        <table:table-row table:style-name="ro1">
          <table:table-cell office:value-type="float" office:value="110525279">
            <text:p>110525279</text:p>
          </table:table-cell>
          <table:table-cell office:value-type="float" office:value="121615580">
            <text:p>121615580</text:p>
          </table:table-cell>
          <table:table-cell office:value-type="float" office:value="99393071">
            <text:p>99393071</text:p>
          </table:table-cell>
          <table:table-cell office:value-type="float" office:value="106960536">
            <text:p>106960536</text:p>
          </table:table-cell>
          <table:table-cell office:value-type="float" office:value="101947536">
            <text:p>101947536</text:p>
          </table:table-cell>
          <table:table-cell office:value-type="float" office:value="114348545">
            <text:p>114348545</text:p>
          </table:table-cell>
          <table:table-cell office:value-type="float" office:value="112223806">
            <text:p>112223806</text:p>
          </table:table-cell>
          <table:table-cell office:value-type="float" office:value="124049768">
            <text:p>124049768</text:p>
          </table:table-cell>
        </table:table-row>
        <table:table-row table:style-name="ro1">
          <table:table-cell office:value-type="float" office:value="110825832">
            <text:p>110825832</text:p>
          </table:table-cell>
          <table:table-cell office:value-type="float" office:value="121763088">
            <text:p>121763088</text:p>
          </table:table-cell>
          <table:table-cell office:value-type="float" office:value="99874611">
            <text:p>99874611</text:p>
          </table:table-cell>
          <table:table-cell office:value-type="float" office:value="107500621">
            <text:p>107500621</text:p>
          </table:table-cell>
          <table:table-cell office:value-type="float" office:value="102062176">
            <text:p>102062176</text:p>
          </table:table-cell>
          <table:table-cell office:value-type="float" office:value="115339104">
            <text:p>115339104</text:p>
          </table:table-cell>
          <table:table-cell office:value-type="float" office:value="112315958">
            <text:p>112315958</text:p>
          </table:table-cell>
          <table:table-cell office:value-type="float" office:value="125709452">
            <text:p>125709452</text:p>
          </table:table-cell>
        </table:table-row>
        <table:table-row table:style-name="ro1">
          <table:table-cell office:value-type="float" office:value="111400252">
            <text:p>111400252</text:p>
          </table:table-cell>
          <table:table-cell office:value-type="float" office:value="123074255">
            <text:p>123074255</text:p>
          </table:table-cell>
          <table:table-cell office:value-type="float" office:value="101745283">
            <text:p>101745283</text:p>
          </table:table-cell>
          <table:table-cell office:value-type="float" office:value="107582906">
            <text:p>107582906</text:p>
          </table:table-cell>
          <table:table-cell office:value-type="float" office:value="102063310">
            <text:p>102063310</text:p>
          </table:table-cell>
          <table:table-cell office:value-type="float" office:value="115387098">
            <text:p>115387098</text:p>
          </table:table-cell>
          <table:table-cell office:value-type="float" office:value="112691972">
            <text:p>112691972</text:p>
          </table:table-cell>
          <table:table-cell office:value-type="float" office:value="126721735">
            <text:p>126721735</text:p>
          </table:table-cell>
        </table:table-row>
        <table:table-row table:style-name="ro1">
          <table:table-cell office:value-type="float" office:value="111727959">
            <text:p>111727959</text:p>
          </table:table-cell>
          <table:table-cell office:value-type="float" office:value="123733163">
            <text:p>123733163</text:p>
          </table:table-cell>
          <table:table-cell office:value-type="float" office:value="101858155">
            <text:p>101858155</text:p>
          </table:table-cell>
          <table:table-cell office:value-type="float" office:value="108573622">
            <text:p>108573622</text:p>
          </table:table-cell>
          <table:table-cell office:value-type="float" office:value="102067082">
            <text:p>102067082</text:p>
          </table:table-cell>
          <table:table-cell office:value-type="float" office:value="115411575">
            <text:p>115411575</text:p>
          </table:table-cell>
          <table:table-cell office:value-type="float" office:value="112752807">
            <text:p>112752807</text:p>
          </table:table-cell>
          <table:table-cell office:value-type="float" office:value="126883345">
            <text:p>126883345</text:p>
          </table:table-cell>
        </table:table-row>
        <table:table-row table:style-name="ro1">
          <table:table-cell office:value-type="float" office:value="113192473">
            <text:p>113192473</text:p>
          </table:table-cell>
          <table:table-cell office:value-type="float" office:value="123980230">
            <text:p>123980230</text:p>
          </table:table-cell>
          <table:table-cell office:value-type="float" office:value="101941439">
            <text:p>101941439</text:p>
          </table:table-cell>
          <table:table-cell office:value-type="float" office:value="108636028">
            <text:p>108636028</text:p>
          </table:table-cell>
          <table:table-cell office:value-type="float" office:value="102127103">
            <text:p>102127103</text:p>
          </table:table-cell>
          <table:table-cell office:value-type="float" office:value="115685139">
            <text:p>115685139</text:p>
          </table:table-cell>
          <table:table-cell office:value-type="float" office:value="112812332">
            <text:p>112812332</text:p>
          </table:table-cell>
          <table:table-cell office:value-type="float" office:value="127067324">
            <text:p>127067324</text:p>
          </table:table-cell>
        </table:table-row>
        <table:table-row table:style-name="ro1">
          <table:table-cell office:value-type="float" office:value="113284219">
            <text:p>113284219</text:p>
          </table:table-cell>
          <table:table-cell office:value-type="float" office:value="124525093">
            <text:p>124525093</text:p>
          </table:table-cell>
          <table:table-cell office:value-type="float" office:value="102449592">
            <text:p>102449592</text:p>
          </table:table-cell>
          <table:table-cell office:value-type="float" office:value="109684302">
            <text:p>109684302</text:p>
          </table:table-cell>
          <table:table-cell office:value-type="float" office:value="102256656">
            <text:p>102256656</text:p>
          </table:table-cell>
          <table:table-cell office:value-type="float" office:value="115714177">
            <text:p>115714177</text:p>
          </table:table-cell>
          <table:table-cell office:value-type="float" office:value="112934534">
            <text:p>112934534</text:p>
          </table:table-cell>
          <table:table-cell office:value-type="float" office:value="127673668">
            <text:p>127673668</text:p>
          </table:table-cell>
        </table:table-row>
        <table:table-row table:style-name="ro1">
          <table:table-cell office:value-type="float" office:value="113804736">
            <text:p>113804736</text:p>
          </table:table-cell>
          <table:table-cell office:value-type="float" office:value="124792374">
            <text:p>124792374</text:p>
          </table:table-cell>
          <table:table-cell office:value-type="float" office:value="102491168">
            <text:p>102491168</text:p>
          </table:table-cell>
          <table:table-cell office:value-type="float" office:value="109824745">
            <text:p>109824745</text:p>
          </table:table-cell>
          <table:table-cell office:value-type="float" office:value="102903442">
            <text:p>102903442</text:p>
          </table:table-cell>
          <table:table-cell office:value-type="float" office:value="116066599">
            <text:p>116066599</text:p>
          </table:table-cell>
          <table:table-cell office:value-type="float" office:value="113084491">
            <text:p>113084491</text:p>
          </table:table-cell>
          <table:table-cell office:value-type="float" office:value="128587938">
            <text:p>128587938</text:p>
          </table:table-cell>
        </table:table-row>
        <table:table-row table:style-name="ro1">
          <table:table-cell office:value-type="float" office:value="114823814">
            <text:p>114823814</text:p>
          </table:table-cell>
          <table:table-cell office:value-type="float" office:value="125243882">
            <text:p>125243882</text:p>
          </table:table-cell>
          <table:table-cell office:value-type="float" office:value="102918824">
            <text:p>102918824</text:p>
          </table:table-cell>
          <table:table-cell office:value-type="float" office:value="110251663">
            <text:p>110251663</text:p>
          </table:table-cell>
          <table:table-cell office:value-type="float" office:value="103050613">
            <text:p>103050613</text:p>
          </table:table-cell>
          <table:table-cell office:value-type="float" office:value="116387015">
            <text:p>116387015</text:p>
          </table:table-cell>
          <table:table-cell office:value-type="float" office:value="113549984">
            <text:p>113549984</text:p>
          </table:table-cell>
          <table:table-cell office:value-type="float" office:value="129245431">
            <text:p>129245431</text:p>
          </table:table-cell>
        </table:table-row>
        <table:table-row table:style-name="ro1">
          <table:table-cell office:value-type="float" office:value="115788297">
            <text:p>115788297</text:p>
          </table:table-cell>
          <table:table-cell office:value-type="float" office:value="125397595">
            <text:p>125397595</text:p>
          </table:table-cell>
          <table:table-cell office:value-type="float" office:value="102959412">
            <text:p>102959412</text:p>
          </table:table-cell>
          <table:table-cell office:value-type="float" office:value="110704646">
            <text:p>110704646</text:p>
          </table:table-cell>
          <table:table-cell office:value-type="float" office:value="103062440">
            <text:p>103062440</text:p>
          </table:table-cell>
          <table:table-cell office:value-type="float" office:value="116591711">
            <text:p>116591711</text:p>
          </table:table-cell>
          <table:table-cell office:value-type="float" office:value="113846686">
            <text:p>113846686</text:p>
          </table:table-cell>
          <table:table-cell office:value-type="float" office:value="129318474">
            <text:p>129318474</text:p>
          </table:table-cell>
        </table:table-row>
        <table:table-row table:style-name="ro1">
          <table:table-cell office:value-type="float" office:value="115849797">
            <text:p>115849797</text:p>
          </table:table-cell>
          <table:table-cell office:value-type="float" office:value="125704616">
            <text:p>125704616</text:p>
          </table:table-cell>
          <table:table-cell office:value-type="float" office:value="103323697">
            <text:p>103323697</text:p>
          </table:table-cell>
          <table:table-cell office:value-type="float" office:value="111227297">
            <text:p>111227297</text:p>
          </table:table-cell>
          <table:table-cell office:value-type="float" office:value="103998477">
            <text:p>103998477</text:p>
          </table:table-cell>
          <table:table-cell office:value-type="float" office:value="116825666">
            <text:p>116825666</text:p>
          </table:table-cell>
          <table:table-cell office:value-type="float" office:value="114286350">
            <text:p>114286350</text:p>
          </table:table-cell>
          <table:table-cell office:value-type="float" office:value="129698498">
            <text:p>129698498</text:p>
          </table:table-cell>
        </table:table-row>
        <table:table-row table:style-name="ro1">
          <table:table-cell office:value-type="float" office:value="117289771">
            <text:p>117289771</text:p>
          </table:table-cell>
          <table:table-cell office:value-type="float" office:value="125709174">
            <text:p>125709174</text:p>
          </table:table-cell>
          <table:table-cell office:value-type="float" office:value="104056215">
            <text:p>104056215</text:p>
          </table:table-cell>
          <table:table-cell office:value-type="float" office:value="111757420">
            <text:p>111757420</text:p>
          </table:table-cell>
          <table:table-cell office:value-type="float" office:value="104167786">
            <text:p>104167786</text:p>
          </table:table-cell>
          <table:table-cell office:value-type="float" office:value="116964859">
            <text:p>116964859</text:p>
          </table:table-cell>
          <table:table-cell office:value-type="float" office:value="114406762">
            <text:p>114406762</text:p>
          </table:table-cell>
          <table:table-cell office:value-type="float" office:value="129837938">
            <text:p>129837938</text:p>
          </table:table-cell>
        </table:table-row>
        <table:table-row table:style-name="ro1">
          <table:table-cell office:value-type="float" office:value="120568607">
            <text:p>120568607</text:p>
          </table:table-cell>
          <table:table-cell office:value-type="float" office:value="126203569">
            <text:p>126203569</text:p>
          </table:table-cell>
          <table:table-cell office:value-type="float" office:value="104414809">
            <text:p>104414809</text:p>
          </table:table-cell>
          <table:table-cell office:value-type="float" office:value="112011334">
            <text:p>112011334</text:p>
          </table:table-cell>
          <table:table-cell office:value-type="float" office:value="104332987">
            <text:p>104332987</text:p>
          </table:table-cell>
          <table:table-cell office:value-type="float" office:value="117020932">
            <text:p>117020932</text:p>
          </table:table-cell>
          <table:table-cell office:value-type="float" office:value="114572737">
            <text:p>114572737</text:p>
          </table:table-cell>
          <table:table-cell office:value-type="float" office:value="130060498">
            <text:p>130060498</text:p>
          </table:table-cell>
        </table:table-row>
        <table:table-row table:style-name="ro1">
          <table:table-cell office:value-type="float" office:value="120627586">
            <text:p>120627586</text:p>
          </table:table-cell>
          <table:table-cell office:value-type="float" office:value="127098177">
            <text:p>127098177</text:p>
          </table:table-cell>
          <table:table-cell office:value-type="float" office:value="105725709">
            <text:p>105725709</text:p>
          </table:table-cell>
          <table:table-cell office:value-type="float" office:value="116272493">
            <text:p>116272493</text:p>
          </table:table-cell>
          <table:table-cell office:value-type="float" office:value="104449538">
            <text:p>104449538</text:p>
          </table:table-cell>
          <table:table-cell office:value-type="float" office:value="117031846">
            <text:p>117031846</text:p>
          </table:table-cell>
          <table:table-cell office:value-type="float" office:value="115115073">
            <text:p>115115073</text:p>
          </table:table-cell>
          <table:table-cell office:value-type="float" office:value="131303378">
            <text:p>131303378</text:p>
          </table:table-cell>
        </table:table-row>
        <table:table-row table:style-name="ro1">
          <table:table-cell office:value-type="float" office:value="120721552">
            <text:p>120721552</text:p>
          </table:table-cell>
          <table:table-cell office:value-type="float" office:value="127868430">
            <text:p>127868430</text:p>
          </table:table-cell>
          <table:table-cell office:value-type="float" office:value="105887958">
            <text:p>105887958</text:p>
          </table:table-cell>
          <table:table-cell office:value-type="float" office:value="117007248">
            <text:p>117007248</text:p>
          </table:table-cell>
          <table:table-cell office:value-type="float" office:value="105125060">
            <text:p>105125060</text:p>
          </table:table-cell>
          <table:table-cell office:value-type="float" office:value="117203098">
            <text:p>117203098</text:p>
          </table:table-cell>
          <table:table-cell office:value-type="float" office:value="115243055">
            <text:p>115243055</text:p>
          </table:table-cell>
          <table:table-cell office:value-type="float" office:value="131310221">
            <text:p>131310221</text:p>
          </table:table-cell>
        </table:table-row>
        <table:table-row table:style-name="ro1">
          <table:table-cell office:value-type="float" office:value="121599054">
            <text:p>121599054</text:p>
          </table:table-cell>
          <table:table-cell office:value-type="float" office:value="128542043">
            <text:p>128542043</text:p>
          </table:table-cell>
          <table:table-cell office:value-type="float" office:value="106710262">
            <text:p>106710262</text:p>
          </table:table-cell>
          <table:table-cell office:value-type="float" office:value="120457115">
            <text:p>120457115</text:p>
          </table:table-cell>
          <table:table-cell office:value-type="float" office:value="105211049">
            <text:p>105211049</text:p>
          </table:table-cell>
          <table:table-cell office:value-type="float" office:value="117207731">
            <text:p>117207731</text:p>
          </table:table-cell>
          <table:table-cell office:value-type="float" office:value="115260844">
            <text:p>115260844</text:p>
          </table:table-cell>
          <table:table-cell office:value-type="float" office:value="131748672">
            <text:p>131748672</text:p>
          </table:table-cell>
        </table:table-row>
        <table:table-row table:style-name="ro1">
          <table:table-cell office:value-type="float" office:value="121854085">
            <text:p>121854085</text:p>
          </table:table-cell>
          <table:table-cell office:value-type="float" office:value="129547251">
            <text:p>129547251</text:p>
          </table:table-cell>
          <table:table-cell office:value-type="float" office:value="109491714">
            <text:p>109491714</text:p>
          </table:table-cell>
          <table:table-cell office:value-type="float" office:value="123536220">
            <text:p>123536220</text:p>
          </table:table-cell>
          <table:table-cell office:value-type="float" office:value="105272988">
            <text:p>105272988</text:p>
          </table:table-cell>
          <table:table-cell office:value-type="float" office:value="117261179">
            <text:p>117261179</text:p>
          </table:table-cell>
          <table:table-cell office:value-type="float" office:value="116677923">
            <text:p>116677923</text:p>
          </table:table-cell>
          <table:table-cell office:value-type="float" office:value="133048736">
            <text:p>133048736</text:p>
          </table:table-cell>
        </table:table-row>
        <table:table-row table:style-name="ro1">
          <table:table-cell office:value-type="float" office:value="122285915">
            <text:p>122285915</text:p>
          </table:table-cell>
          <table:table-cell office:value-type="float" office:value="129550541">
            <text:p>129550541</text:p>
          </table:table-cell>
          <table:table-cell office:value-type="float" office:value="135501106">
            <text:p>135501106</text:p>
          </table:table-cell>
          <table:table-cell office:value-type="float" office:value="137499096">
            <text:p>137499096</text:p>
          </table:table-cell>
          <table:table-cell office:value-type="float" office:value="105320253">
            <text:p>105320253</text:p>
          </table:table-cell>
          <table:table-cell office:value-type="float" office:value="137436453">
            <text:p>137436453</text:p>
          </table:table-cell>
          <table:table-cell office:value-type="float" office:value="116767058">
            <text:p>116767058</text:p>
          </table:table-cell>
          <table:table-cell office:value-type="float" office:value="134031027">
            <text:p>134031027</text:p>
          </table:table-cell>
        </table:table-row>
        <table:table-row table:style-name="ro1">
          <table:table-cell table:formula="of:=AVERAGE([.A2:.A31])" office:value-type="float" office:value="104951537.1">
            <text:p>104951537.1</text:p>
          </table:table-cell>
          <table:table-cell table:style-name="Default" table:formula="of:=AVERAGE([.B2:.B31])" office:value-type="float" office:value="115135774">
            <text:p>115135774</text:p>
          </table:table-cell>
          <table:table-cell table:formula="of:=AVERAGE([.C2:.C31])" office:value-type="float" office:value="94774030.3333333">
            <text:p>94774030.3333333</text:p>
          </table:table-cell>
          <table:table-cell table:formula="of:=AVERAGE([.D2:.D31])" office:value-type="float" office:value="107797188.033333">
            <text:p>107797188.033333</text:p>
          </table:table-cell>
          <table:table-cell table:formula="of:=AVERAGE([.E2:.E31])" office:value-type="float" office:value="101289283.3">
            <text:p>101289283.3</text:p>
          </table:table-cell>
          <table:table-cell table:formula="of:=AVERAGE([.F2:.F31])" office:value-type="float" office:value="114979967.2">
            <text:p>114979967.2</text:p>
          </table:table-cell>
          <table:table-cell table:formula="of:=AVERAGE([.G2:.G31])" office:value-type="float" office:value="112727234.566667">
            <text:p>112727234.566667</text:p>
          </table:table-cell>
          <table:table-cell table:formula="of:=AVERAGE([.H2:.H31])" office:value-type="float" office:value="125014082.4">
            <text:p>125014082.4</text:p>
          </table:table-cell>
        </table:table-row>
        <table:table-row table:style-name="ro1">
          <table:table-cell table:formula="of:=MAX([.A2:.A31])" office:value-type="float" office:value="122285915">
            <text:p>122285915</text:p>
          </table:table-cell>
          <table:table-cell table:style-name="Default" table:formula="of:=MAX([.B2:.B31])" office:value-type="float" office:value="129550541">
            <text:p>129550541</text:p>
          </table:table-cell>
          <table:table-cell table:formula="of:=MAX([.C2:.C31])" office:value-type="float" office:value="135501106">
            <text:p>135501106</text:p>
          </table:table-cell>
          <table:table-cell table:formula="of:=MAX([.D2:.D31])" office:value-type="float" office:value="137499096">
            <text:p>137499096</text:p>
          </table:table-cell>
          <table:table-cell table:formula="of:=MAX([.E2:.E31])" office:value-type="float" office:value="105320253">
            <text:p>105320253</text:p>
          </table:table-cell>
          <table:table-cell table:formula="of:=MAX([.F2:.F31])" office:value-type="float" office:value="137436453">
            <text:p>137436453</text:p>
          </table:table-cell>
          <table:table-cell table:formula="of:=MAX([.G2:.G31])" office:value-type="float" office:value="116767058">
            <text:p>116767058</text:p>
          </table:table-cell>
          <table:table-cell table:formula="of:=MAX([.H2:.H31])" office:value-type="float" office:value="134031027">
            <text:p>134031027</text:p>
          </table:table-cell>
        </table:table-row>
        <table:table-row table:style-name="ro1">
          <table:table-cell table:formula="of:=MIN([.A2:.A31])" office:value-type="float" office:value="61288144">
            <text:p>61288144</text:p>
          </table:table-cell>
          <table:table-cell table:style-name="Default" table:formula="of:=MIN([.B2:.B31])" office:value-type="float" office:value="59862018">
            <text:p>59862018</text:p>
          </table:table-cell>
          <table:table-cell table:formula="of:=MIN([.C2:.C31])" office:value-type="float" office:value="65202250">
            <text:p>65202250</text:p>
          </table:table-cell>
          <table:table-cell table:formula="of:=MIN([.D2:.D31])" office:value-type="float" office:value="87759732">
            <text:p>87759732</text:p>
          </table:table-cell>
          <table:table-cell table:formula="of:=MIN([.E2:.E31])" office:value-type="float" office:value="93418038">
            <text:p>93418038</text:p>
          </table:table-cell>
          <table:table-cell table:formula="of:=MIN([.F2:.F31])" office:value-type="float" office:value="103249959">
            <text:p>103249959</text:p>
          </table:table-cell>
          <table:table-cell table:formula="of:=MIN([.G2:.G31])" office:value-type="float" office:value="107286556">
            <text:p>107286556</text:p>
          </table:table-cell>
          <table:table-cell table:formula="of:=MIN([.H2:.H31])" office:value-type="float" office:value="110172821">
            <text:p>110172821</text:p>
          </table:table-cell>
        </table:table-row>
      </table:table>
      <table:table table:name="CS" table:style-name="ta1">
        <table:shapes>
          <draw:frame draw:z-index="0" draw:style-name="gr1" svg:width="24.993cm" svg:height="9.004cm" svg:x="1.572cm" svg:y="2.083cm">
            <draw:object draw:notify-on-update-of-ranges="CS.A1:CS.A1 CS.A2:CS.A31 CS.C1:CS.C1 CS.C2:CS.C31 CS.E1:CS.E1 CS.E2:CS.E31 CS.F1:CS.F1 CS.F2:CS.F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</table:table-row>
        <table:table-row table:style-name="ro1">
          <table:table-cell office:value-type="float" office:value="12611374">
            <text:p>12611374</text:p>
          </table:table-cell>
          <table:table-cell office:value-type="float" office:value="14216690">
            <text:p>14216690</text:p>
          </table:table-cell>
          <table:table-cell office:value-type="float" office:value="12124853">
            <text:p>12124853</text:p>
          </table:table-cell>
          <table:table-cell office:value-type="float" office:value="11840825">
            <text:p>11840825</text:p>
          </table:table-cell>
          <table:table-cell office:value-type="float" office:value="11226973">
            <text:p>11226973</text:p>
          </table:table-cell>
          <table:table-cell office:value-type="float" office:value="13870091">
            <text:p>13870091</text:p>
          </table:table-cell>
          <table:table-cell office:value-type="float" office:value="14858243">
            <text:p>14858243</text:p>
          </table:table-cell>
        </table:table-row>
        <table:table-row table:style-name="ro1">
          <table:table-cell office:value-type="float" office:value="13908789">
            <text:p>13908789</text:p>
          </table:table-cell>
          <table:table-cell office:value-type="float" office:value="14819089">
            <text:p>14819089</text:p>
          </table:table-cell>
          <table:table-cell office:value-type="float" office:value="12128627">
            <text:p>12128627</text:p>
          </table:table-cell>
          <table:table-cell office:value-type="float" office:value="12256853">
            <text:p>12256853</text:p>
          </table:table-cell>
          <table:table-cell office:value-type="float" office:value="11437974">
            <text:p>11437974</text:p>
          </table:table-cell>
          <table:table-cell office:value-type="float" office:value="14155098">
            <text:p>14155098</text:p>
          </table:table-cell>
          <table:table-cell office:value-type="float" office:value="15557835">
            <text:p>15557835</text:p>
          </table:table-cell>
        </table:table-row>
        <table:table-row table:style-name="ro1">
          <table:table-cell office:value-type="float" office:value="14016455">
            <text:p>14016455</text:p>
          </table:table-cell>
          <table:table-cell office:value-type="float" office:value="15482604">
            <text:p>15482604</text:p>
          </table:table-cell>
          <table:table-cell office:value-type="float" office:value="12355816">
            <text:p>12355816</text:p>
          </table:table-cell>
          <table:table-cell office:value-type="float" office:value="13835548">
            <text:p>13835548</text:p>
          </table:table-cell>
          <table:table-cell office:value-type="float" office:value="12088714">
            <text:p>12088714</text:p>
          </table:table-cell>
          <table:table-cell office:value-type="float" office:value="14588952">
            <text:p>14588952</text:p>
          </table:table-cell>
          <table:table-cell office:value-type="float" office:value="15665237">
            <text:p>15665237</text:p>
          </table:table-cell>
        </table:table-row>
        <table:table-row table:style-name="ro1">
          <table:table-cell office:value-type="float" office:value="15839695">
            <text:p>15839695</text:p>
          </table:table-cell>
          <table:table-cell office:value-type="float" office:value="16015723">
            <text:p>16015723</text:p>
          </table:table-cell>
          <table:table-cell office:value-type="float" office:value="13693537">
            <text:p>13693537</text:p>
          </table:table-cell>
          <table:table-cell office:value-type="float" office:value="13943396">
            <text:p>13943396</text:p>
          </table:table-cell>
          <table:table-cell office:value-type="float" office:value="12234068">
            <text:p>12234068</text:p>
          </table:table-cell>
          <table:table-cell office:value-type="float" office:value="14614717">
            <text:p>14614717</text:p>
          </table:table-cell>
          <table:table-cell office:value-type="float" office:value="16155604">
            <text:p>16155604</text:p>
          </table:table-cell>
        </table:table-row>
        <table:table-row table:style-name="ro1">
          <table:table-cell office:value-type="float" office:value="16139776">
            <text:p>16139776</text:p>
          </table:table-cell>
          <table:table-cell office:value-type="float" office:value="16032985">
            <text:p>16032985</text:p>
          </table:table-cell>
          <table:table-cell office:value-type="float" office:value="15049710">
            <text:p>15049710</text:p>
          </table:table-cell>
          <table:table-cell office:value-type="float" office:value="17447586">
            <text:p>17447586</text:p>
          </table:table-cell>
          <table:table-cell office:value-type="float" office:value="13148145">
            <text:p>13148145</text:p>
          </table:table-cell>
          <table:table-cell office:value-type="float" office:value="14670498">
            <text:p>14670498</text:p>
          </table:table-cell>
          <table:table-cell office:value-type="float" office:value="16403400">
            <text:p>16403400</text:p>
          </table:table-cell>
        </table:table-row>
        <table:table-row table:style-name="ro1">
          <table:table-cell office:value-type="float" office:value="16283331">
            <text:p>16283331</text:p>
          </table:table-cell>
          <table:table-cell office:value-type="float" office:value="16462660">
            <text:p>16462660</text:p>
          </table:table-cell>
          <table:table-cell office:value-type="float" office:value="15474989">
            <text:p>15474989</text:p>
          </table:table-cell>
          <table:table-cell office:value-type="float" office:value="17571357">
            <text:p>17571357</text:p>
          </table:table-cell>
          <table:table-cell office:value-type="float" office:value="13306227">
            <text:p>13306227</text:p>
          </table:table-cell>
          <table:table-cell office:value-type="float" office:value="14676256">
            <text:p>14676256</text:p>
          </table:table-cell>
          <table:table-cell office:value-type="float" office:value="16555690">
            <text:p>16555690</text:p>
          </table:table-cell>
        </table:table-row>
        <table:table-row table:style-name="ro1">
          <table:table-cell office:value-type="float" office:value="16419764">
            <text:p>16419764</text:p>
          </table:table-cell>
          <table:table-cell office:value-type="float" office:value="16468497">
            <text:p>16468497</text:p>
          </table:table-cell>
          <table:table-cell office:value-type="float" office:value="15634083">
            <text:p>15634083</text:p>
          </table:table-cell>
          <table:table-cell office:value-type="float" office:value="18805101">
            <text:p>18805101</text:p>
          </table:table-cell>
          <table:table-cell office:value-type="float" office:value="14045412">
            <text:p>14045412</text:p>
          </table:table-cell>
          <table:table-cell office:value-type="float" office:value="14956701">
            <text:p>14956701</text:p>
          </table:table-cell>
          <table:table-cell office:value-type="float" office:value="17122792">
            <text:p>17122792</text:p>
          </table:table-cell>
        </table:table-row>
        <table:table-row table:style-name="ro1">
          <table:table-cell office:value-type="float" office:value="16452117">
            <text:p>16452117</text:p>
          </table:table-cell>
          <table:table-cell office:value-type="float" office:value="16548713">
            <text:p>16548713</text:p>
          </table:table-cell>
          <table:table-cell office:value-type="float" office:value="16343012">
            <text:p>16343012</text:p>
          </table:table-cell>
          <table:table-cell office:value-type="float" office:value="19362383">
            <text:p>19362383</text:p>
          </table:table-cell>
          <table:table-cell office:value-type="float" office:value="14133828">
            <text:p>14133828</text:p>
          </table:table-cell>
          <table:table-cell office:value-type="float" office:value="15007654">
            <text:p>15007654</text:p>
          </table:table-cell>
          <table:table-cell office:value-type="float" office:value="17143994">
            <text:p>17143994</text:p>
          </table:table-cell>
        </table:table-row>
        <table:table-row table:style-name="ro1">
          <table:table-cell office:value-type="float" office:value="16875693">
            <text:p>16875693</text:p>
          </table:table-cell>
          <table:table-cell office:value-type="float" office:value="16595877">
            <text:p>16595877</text:p>
          </table:table-cell>
          <table:table-cell office:value-type="float" office:value="17364286">
            <text:p>17364286</text:p>
          </table:table-cell>
          <table:table-cell office:value-type="float" office:value="19867693">
            <text:p>19867693</text:p>
          </table:table-cell>
          <table:table-cell office:value-type="float" office:value="14334445">
            <text:p>14334445</text:p>
          </table:table-cell>
          <table:table-cell office:value-type="float" office:value="15084845">
            <text:p>15084845</text:p>
          </table:table-cell>
          <table:table-cell office:value-type="float" office:value="17164142">
            <text:p>17164142</text:p>
          </table:table-cell>
        </table:table-row>
        <table:table-row table:style-name="ro1">
          <table:table-cell office:value-type="float" office:value="16905689">
            <text:p>16905689</text:p>
          </table:table-cell>
          <table:table-cell office:value-type="float" office:value="16660159">
            <text:p>16660159</text:p>
          </table:table-cell>
          <table:table-cell office:value-type="float" office:value="18256023">
            <text:p>18256023</text:p>
          </table:table-cell>
          <table:table-cell office:value-type="float" office:value="20255590">
            <text:p>20255590</text:p>
          </table:table-cell>
          <table:table-cell office:value-type="float" office:value="14347652">
            <text:p>14347652</text:p>
          </table:table-cell>
          <table:table-cell office:value-type="float" office:value="15087169">
            <text:p>15087169</text:p>
          </table:table-cell>
          <table:table-cell office:value-type="float" office:value="17949378">
            <text:p>17949378</text:p>
          </table:table-cell>
        </table:table-row>
        <table:table-row table:style-name="ro1">
          <table:table-cell office:value-type="float" office:value="17154070">
            <text:p>17154070</text:p>
          </table:table-cell>
          <table:table-cell office:value-type="float" office:value="17008348">
            <text:p>17008348</text:p>
          </table:table-cell>
          <table:table-cell office:value-type="float" office:value="18708233">
            <text:p>18708233</text:p>
          </table:table-cell>
          <table:table-cell office:value-type="float" office:value="20643020">
            <text:p>20643020</text:p>
          </table:table-cell>
          <table:table-cell office:value-type="float" office:value="14675238">
            <text:p>14675238</text:p>
          </table:table-cell>
          <table:table-cell office:value-type="float" office:value="15171975">
            <text:p>15171975</text:p>
          </table:table-cell>
          <table:table-cell office:value-type="float" office:value="19320822">
            <text:p>19320822</text:p>
          </table:table-cell>
        </table:table-row>
        <table:table-row table:style-name="ro1">
          <table:table-cell office:value-type="float" office:value="17174209">
            <text:p>17174209</text:p>
          </table:table-cell>
          <table:table-cell office:value-type="float" office:value="17502070">
            <text:p>17502070</text:p>
          </table:table-cell>
          <table:table-cell office:value-type="float" office:value="18735795">
            <text:p>18735795</text:p>
          </table:table-cell>
          <table:table-cell office:value-type="float" office:value="20738148">
            <text:p>20738148</text:p>
          </table:table-cell>
          <table:table-cell office:value-type="float" office:value="14688838">
            <text:p>14688838</text:p>
          </table:table-cell>
          <table:table-cell office:value-type="float" office:value="15397736">
            <text:p>15397736</text:p>
          </table:table-cell>
          <table:table-cell office:value-type="float" office:value="19462276">
            <text:p>19462276</text:p>
          </table:table-cell>
        </table:table-row>
        <table:table-row table:style-name="ro1">
          <table:table-cell office:value-type="float" office:value="17605551">
            <text:p>17605551</text:p>
          </table:table-cell>
          <table:table-cell office:value-type="float" office:value="17552435">
            <text:p>17552435</text:p>
          </table:table-cell>
          <table:table-cell office:value-type="float" office:value="18794519">
            <text:p>18794519</text:p>
          </table:table-cell>
          <table:table-cell office:value-type="float" office:value="20871483">
            <text:p>20871483</text:p>
          </table:table-cell>
          <table:table-cell office:value-type="float" office:value="15720109">
            <text:p>15720109</text:p>
          </table:table-cell>
          <table:table-cell office:value-type="float" office:value="15818931">
            <text:p>15818931</text:p>
          </table:table-cell>
          <table:table-cell office:value-type="float" office:value="19731510">
            <text:p>19731510</text:p>
          </table:table-cell>
        </table:table-row>
        <table:table-row table:style-name="ro1">
          <table:table-cell office:value-type="float" office:value="17908136">
            <text:p>17908136</text:p>
          </table:table-cell>
          <table:table-cell office:value-type="float" office:value="17919733">
            <text:p>17919733</text:p>
          </table:table-cell>
          <table:table-cell office:value-type="float" office:value="18942320">
            <text:p>18942320</text:p>
          </table:table-cell>
          <table:table-cell office:value-type="float" office:value="21100053">
            <text:p>21100053</text:p>
          </table:table-cell>
          <table:table-cell office:value-type="float" office:value="16014446">
            <text:p>16014446</text:p>
          </table:table-cell>
          <table:table-cell office:value-type="float" office:value="16223508">
            <text:p>16223508</text:p>
          </table:table-cell>
          <table:table-cell office:value-type="float" office:value="21589574">
            <text:p>21589574</text:p>
          </table:table-cell>
        </table:table-row>
        <table:table-row table:style-name="ro1">
          <table:table-cell office:value-type="float" office:value="18263297">
            <text:p>18263297</text:p>
          </table:table-cell>
          <table:table-cell office:value-type="float" office:value="18561270">
            <text:p>18561270</text:p>
          </table:table-cell>
          <table:table-cell office:value-type="float" office:value="19524666">
            <text:p>19524666</text:p>
          </table:table-cell>
          <table:table-cell office:value-type="float" office:value="21383057">
            <text:p>21383057</text:p>
          </table:table-cell>
          <table:table-cell office:value-type="float" office:value="16698321">
            <text:p>16698321</text:p>
          </table:table-cell>
          <table:table-cell office:value-type="float" office:value="16338944">
            <text:p>16338944</text:p>
          </table:table-cell>
          <table:table-cell office:value-type="float" office:value="21863510">
            <text:p>21863510</text:p>
          </table:table-cell>
        </table:table-row>
        <table:table-row table:style-name="ro1">
          <table:table-cell office:value-type="float" office:value="18488866">
            <text:p>18488866</text:p>
          </table:table-cell>
          <table:table-cell office:value-type="float" office:value="18820596">
            <text:p>18820596</text:p>
          </table:table-cell>
          <table:table-cell office:value-type="float" office:value="21484417">
            <text:p>21484417</text:p>
          </table:table-cell>
          <table:table-cell office:value-type="float" office:value="21664997">
            <text:p>21664997</text:p>
          </table:table-cell>
          <table:table-cell office:value-type="float" office:value="17834186">
            <text:p>17834186</text:p>
          </table:table-cell>
          <table:table-cell office:value-type="float" office:value="16640826">
            <text:p>16640826</text:p>
          </table:table-cell>
          <table:table-cell office:value-type="float" office:value="22253124">
            <text:p>22253124</text:p>
          </table:table-cell>
        </table:table-row>
        <table:table-row table:style-name="ro1">
          <table:table-cell office:value-type="float" office:value="18519584">
            <text:p>18519584</text:p>
          </table:table-cell>
          <table:table-cell office:value-type="float" office:value="19044990">
            <text:p>19044990</text:p>
          </table:table-cell>
          <table:table-cell office:value-type="float" office:value="21628992">
            <text:p>21628992</text:p>
          </table:table-cell>
          <table:table-cell office:value-type="float" office:value="21975590">
            <text:p>21975590</text:p>
          </table:table-cell>
          <table:table-cell office:value-type="float" office:value="18438832">
            <text:p>18438832</text:p>
          </table:table-cell>
          <table:table-cell office:value-type="float" office:value="16837589">
            <text:p>16837589</text:p>
          </table:table-cell>
          <table:table-cell office:value-type="float" office:value="22502894">
            <text:p>22502894</text:p>
          </table:table-cell>
        </table:table-row>
        <table:table-row table:style-name="ro1">
          <table:table-cell office:value-type="float" office:value="19172229">
            <text:p>19172229</text:p>
          </table:table-cell>
          <table:table-cell office:value-type="float" office:value="19144101">
            <text:p>19144101</text:p>
          </table:table-cell>
          <table:table-cell office:value-type="float" office:value="21865507">
            <text:p>21865507</text:p>
          </table:table-cell>
          <table:table-cell office:value-type="float" office:value="22210887">
            <text:p>22210887</text:p>
          </table:table-cell>
          <table:table-cell office:value-type="float" office:value="18491075">
            <text:p>18491075</text:p>
          </table:table-cell>
          <table:table-cell office:value-type="float" office:value="17418977">
            <text:p>17418977</text:p>
          </table:table-cell>
          <table:table-cell office:value-type="float" office:value="22855775">
            <text:p>22855775</text:p>
          </table:table-cell>
        </table:table-row>
        <table:table-row table:style-name="ro1">
          <table:table-cell office:value-type="float" office:value="21865160">
            <text:p>21865160</text:p>
          </table:table-cell>
          <table:table-cell office:value-type="float" office:value="19180476">
            <text:p>19180476</text:p>
          </table:table-cell>
          <table:table-cell office:value-type="float" office:value="21865772">
            <text:p>21865772</text:p>
          </table:table-cell>
          <table:table-cell office:value-type="float" office:value="22960890">
            <text:p>22960890</text:p>
          </table:table-cell>
          <table:table-cell office:value-type="float" office:value="19302763">
            <text:p>19302763</text:p>
          </table:table-cell>
          <table:table-cell office:value-type="float" office:value="17876898">
            <text:p>17876898</text:p>
          </table:table-cell>
          <table:table-cell office:value-type="float" office:value="23005378">
            <text:p>23005378</text:p>
          </table:table-cell>
        </table:table-row>
        <table:table-row table:style-name="ro1">
          <table:table-cell office:value-type="float" office:value="22067167">
            <text:p>22067167</text:p>
          </table:table-cell>
          <table:table-cell office:value-type="float" office:value="20679910">
            <text:p>20679910</text:p>
          </table:table-cell>
          <table:table-cell office:value-type="float" office:value="22038447">
            <text:p>22038447</text:p>
          </table:table-cell>
          <table:table-cell office:value-type="float" office:value="23022967">
            <text:p>23022967</text:p>
          </table:table-cell>
          <table:table-cell office:value-type="float" office:value="19448729">
            <text:p>19448729</text:p>
          </table:table-cell>
          <table:table-cell office:value-type="float" office:value="18047532">
            <text:p>18047532</text:p>
          </table:table-cell>
          <table:table-cell office:value-type="float" office:value="23395011">
            <text:p>23395011</text:p>
          </table:table-cell>
        </table:table-row>
        <table:table-row table:style-name="ro1">
          <table:table-cell office:value-type="float" office:value="25064705">
            <text:p>25064705</text:p>
          </table:table-cell>
          <table:table-cell office:value-type="float" office:value="20695690">
            <text:p>20695690</text:p>
          </table:table-cell>
          <table:table-cell office:value-type="float" office:value="22668329">
            <text:p>22668329</text:p>
          </table:table-cell>
          <table:table-cell office:value-type="float" office:value="23193645">
            <text:p>23193645</text:p>
          </table:table-cell>
          <table:table-cell office:value-type="float" office:value="19986042">
            <text:p>19986042</text:p>
          </table:table-cell>
          <table:table-cell office:value-type="float" office:value="18127491">
            <text:p>18127491</text:p>
          </table:table-cell>
          <table:table-cell office:value-type="float" office:value="23759027">
            <text:p>23759027</text:p>
          </table:table-cell>
        </table:table-row>
        <table:table-row table:style-name="ro1">
          <table:table-cell office:value-type="float" office:value="26377979">
            <text:p>26377979</text:p>
          </table:table-cell>
          <table:table-cell office:value-type="float" office:value="22392343">
            <text:p>22392343</text:p>
          </table:table-cell>
          <table:table-cell office:value-type="float" office:value="23722247">
            <text:p>23722247</text:p>
          </table:table-cell>
          <table:table-cell office:value-type="float" office:value="23272599">
            <text:p>23272599</text:p>
          </table:table-cell>
          <table:table-cell office:value-type="float" office:value="20044846">
            <text:p>20044846</text:p>
          </table:table-cell>
          <table:table-cell office:value-type="float" office:value="19715573">
            <text:p>19715573</text:p>
          </table:table-cell>
          <table:table-cell office:value-type="float" office:value="24195248">
            <text:p>24195248</text:p>
          </table:table-cell>
        </table:table-row>
        <table:table-row table:style-name="ro1">
          <table:table-cell office:value-type="float" office:value="26423856">
            <text:p>26423856</text:p>
          </table:table-cell>
          <table:table-cell office:value-type="float" office:value="22515237">
            <text:p>22515237</text:p>
          </table:table-cell>
          <table:table-cell office:value-type="float" office:value="23767103">
            <text:p>23767103</text:p>
          </table:table-cell>
          <table:table-cell office:value-type="float" office:value="23452509">
            <text:p>23452509</text:p>
          </table:table-cell>
          <table:table-cell office:value-type="float" office:value="20883456">
            <text:p>20883456</text:p>
          </table:table-cell>
          <table:table-cell office:value-type="float" office:value="22189222">
            <text:p>22189222</text:p>
          </table:table-cell>
          <table:table-cell office:value-type="float" office:value="24633563">
            <text:p>24633563</text:p>
          </table:table-cell>
        </table:table-row>
        <table:table-row table:style-name="ro1">
          <table:table-cell office:value-type="float" office:value="27656406">
            <text:p>27656406</text:p>
          </table:table-cell>
          <table:table-cell office:value-type="float" office:value="23057876">
            <text:p>23057876</text:p>
          </table:table-cell>
          <table:table-cell office:value-type="float" office:value="25605102">
            <text:p>25605102</text:p>
          </table:table-cell>
          <table:table-cell office:value-type="float" office:value="24447235">
            <text:p>24447235</text:p>
          </table:table-cell>
          <table:table-cell office:value-type="float" office:value="21184813">
            <text:p>21184813</text:p>
          </table:table-cell>
          <table:table-cell office:value-type="float" office:value="24339357">
            <text:p>24339357</text:p>
          </table:table-cell>
          <table:table-cell office:value-type="float" office:value="24814172">
            <text:p>24814172</text:p>
          </table:table-cell>
        </table:table-row>
        <table:table-row table:style-name="ro1">
          <table:table-cell office:value-type="float" office:value="28888368">
            <text:p>28888368</text:p>
          </table:table-cell>
          <table:table-cell office:value-type="float" office:value="24457285">
            <text:p>24457285</text:p>
          </table:table-cell>
          <table:table-cell office:value-type="float" office:value="26165932">
            <text:p>26165932</text:p>
          </table:table-cell>
          <table:table-cell office:value-type="float" office:value="25721350">
            <text:p>25721350</text:p>
          </table:table-cell>
          <table:table-cell office:value-type="float" office:value="21605483">
            <text:p>21605483</text:p>
          </table:table-cell>
          <table:table-cell office:value-type="float" office:value="25481158">
            <text:p>25481158</text:p>
          </table:table-cell>
          <table:table-cell office:value-type="float" office:value="25244846">
            <text:p>25244846</text:p>
          </table:table-cell>
        </table:table-row>
        <table:table-row table:style-name="ro1">
          <table:table-cell office:value-type="float" office:value="29208757">
            <text:p>29208757</text:p>
          </table:table-cell>
          <table:table-cell office:value-type="float" office:value="26486780">
            <text:p>26486780</text:p>
          </table:table-cell>
          <table:table-cell office:value-type="float" office:value="26280394">
            <text:p>26280394</text:p>
          </table:table-cell>
          <table:table-cell office:value-type="float" office:value="26869306">
            <text:p>26869306</text:p>
          </table:table-cell>
          <table:table-cell office:value-type="float" office:value="22995554">
            <text:p>22995554</text:p>
          </table:table-cell>
          <table:table-cell office:value-type="float" office:value="25623522">
            <text:p>25623522</text:p>
          </table:table-cell>
          <table:table-cell office:value-type="float" office:value="26520919">
            <text:p>26520919</text:p>
          </table:table-cell>
        </table:table-row>
        <table:table-row table:style-name="ro1">
          <table:table-cell office:value-type="float" office:value="29361575">
            <text:p>29361575</text:p>
          </table:table-cell>
          <table:table-cell office:value-type="float" office:value="26550826">
            <text:p>26550826</text:p>
          </table:table-cell>
          <table:table-cell office:value-type="float" office:value="26728098">
            <text:p>26728098</text:p>
          </table:table-cell>
          <table:table-cell office:value-type="float" office:value="29663397">
            <text:p>29663397</text:p>
          </table:table-cell>
          <table:table-cell office:value-type="float" office:value="25697545">
            <text:p>25697545</text:p>
          </table:table-cell>
          <table:table-cell office:value-type="float" office:value="26661443">
            <text:p>26661443</text:p>
          </table:table-cell>
          <table:table-cell office:value-type="float" office:value="26738575">
            <text:p>26738575</text:p>
          </table:table-cell>
        </table:table-row>
        <table:table-row table:style-name="ro1">
          <table:table-cell office:value-type="float" office:value="31356263">
            <text:p>31356263</text:p>
          </table:table-cell>
          <table:table-cell office:value-type="float" office:value="26847695">
            <text:p>26847695</text:p>
          </table:table-cell>
          <table:table-cell office:value-type="float" office:value="30040434">
            <text:p>30040434</text:p>
          </table:table-cell>
          <table:table-cell office:value-type="float" office:value="30234660">
            <text:p>30234660</text:p>
          </table:table-cell>
          <table:table-cell office:value-type="float" office:value="30621920">
            <text:p>30621920</text:p>
          </table:table-cell>
          <table:table-cell office:value-type="float" office:value="27357296">
            <text:p>27357296</text:p>
          </table:table-cell>
          <table:table-cell office:value-type="float" office:value="28833301">
            <text:p>28833301</text:p>
          </table:table-cell>
        </table:table-row>
        <table:table-row table:style-name="ro1">
          <table:table-cell office:value-type="float" office:value="33784086">
            <text:p>33784086</text:p>
          </table:table-cell>
          <table:table-cell office:value-type="float" office:value="26899308">
            <text:p>26899308</text:p>
          </table:table-cell>
          <table:table-cell office:value-type="float" office:value="30692325">
            <text:p>30692325</text:p>
          </table:table-cell>
          <table:table-cell office:value-type="float" office:value="31794590">
            <text:p>31794590</text:p>
          </table:table-cell>
          <table:table-cell office:value-type="float" office:value="30655516">
            <text:p>30655516</text:p>
          </table:table-cell>
          <table:table-cell office:value-type="float" office:value="35246099">
            <text:p>35246099</text:p>
          </table:table-cell>
          <table:table-cell office:value-type="float" office:value="34137970">
            <text:p>34137970</text:p>
          </table:table-cell>
        </table:table-row>
        <table:table-row table:style-name="ro1">
          <table:table-cell office:value-type="float" office:value="38150121">
            <text:p>38150121</text:p>
          </table:table-cell>
          <table:table-cell office:value-type="float" office:value="27744901">
            <text:p>27744901</text:p>
          </table:table-cell>
          <table:table-cell office:value-type="float" office:value="36312061">
            <text:p>36312061</text:p>
          </table:table-cell>
          <table:table-cell office:value-type="float" office:value="34591321">
            <text:p>34591321</text:p>
          </table:table-cell>
          <table:table-cell office:value-type="float" office:value="31076488">
            <text:p>31076488</text:p>
          </table:table-cell>
          <table:table-cell office:value-type="float" office:value="35488116">
            <text:p>35488116</text:p>
          </table:table-cell>
          <table:table-cell office:value-type="float" office:value="35611077">
            <text:p>35611077</text:p>
          </table:table-cell>
        </table:table-row>
        <table:table-row table:style-name="ro1">
          <table:table-cell table:formula="of:=AVERAGE([.A2:.A31])" office:value-type="float" office:value="21331435.6">
            <text:p>21331435.6</text:p>
          </table:table-cell>
          <table:table-cell table:formula="of:=AVERAGE([.B2:.B31])" office:value-type="float" office:value="19745495.5666667">
            <text:p>19745495.5666667</text:p>
          </table:table-cell>
          <table:table-cell table:formula="of:=AVERAGE([.C2:.C31])" office:value-type="float" office:value="20799854.3">
            <text:p>20799854.3</text:p>
          </table:table-cell>
          <table:table-cell table:formula="of:=AVERAGE([.D2:.D31])" office:value-type="float" office:value="21833267.8666667">
            <text:p>21833267.8666667</text:p>
          </table:table-cell>
          <table:table-cell table:formula="of:=AVERAGE([.E2:.E31])" office:value-type="float" office:value="18212254.6">
            <text:p>18212254.6</text:p>
          </table:table-cell>
          <table:table-cell table:formula="of:=AVERAGE([.F2:.F31])" office:value-type="float" office:value="19090472.4666667">
            <text:p>19090472.4666667</text:p>
          </table:table-cell>
          <table:table-cell table:formula="of:=AVERAGE([.G2:.G31])" office:value-type="float" office:value="21834829.5666667">
            <text:p>21834829.5666667</text:p>
          </table:table-cell>
        </table:table-row>
        <table:table-row table:style-name="ro1">
          <table:table-cell table:formula="of:=MAX([.A2:.A31])" office:value-type="float" office:value="38150121">
            <text:p>38150121</text:p>
          </table:table-cell>
          <table:table-cell table:formula="of:=MAX([.B2:.B31])" office:value-type="float" office:value="27744901">
            <text:p>27744901</text:p>
          </table:table-cell>
          <table:table-cell table:formula="of:=MAX([.C2:.C31])" office:value-type="float" office:value="36312061">
            <text:p>36312061</text:p>
          </table:table-cell>
          <table:table-cell table:formula="of:=MAX([.D2:.D31])" office:value-type="float" office:value="34591321">
            <text:p>34591321</text:p>
          </table:table-cell>
          <table:table-cell table:formula="of:=MAX([.E2:.E31])" office:value-type="float" office:value="31076488">
            <text:p>31076488</text:p>
          </table:table-cell>
          <table:table-cell table:formula="of:=MAX([.F2:.F31])" office:value-type="float" office:value="35488116">
            <text:p>35488116</text:p>
          </table:table-cell>
          <table:table-cell table:formula="of:=MAX([.G2:.G31])" office:value-type="float" office:value="35611077">
            <text:p>35611077</text:p>
          </table:table-cell>
        </table:table-row>
        <table:table-row table:style-name="ro1">
          <table:table-cell table:formula="of:=MIN([.A2:.A31])" office:value-type="float" office:value="12611374">
            <text:p>12611374</text:p>
          </table:table-cell>
          <table:table-cell table:formula="of:=MIN([.B2:.B31])" office:value-type="float" office:value="14216690">
            <text:p>14216690</text:p>
          </table:table-cell>
          <table:table-cell table:formula="of:=MIN([.C2:.C31])" office:value-type="float" office:value="12124853">
            <text:p>12124853</text:p>
          </table:table-cell>
          <table:table-cell table:formula="of:=MIN([.D2:.D31])" office:value-type="float" office:value="11840825">
            <text:p>11840825</text:p>
          </table:table-cell>
          <table:table-cell table:formula="of:=MIN([.E2:.E31])" office:value-type="float" office:value="11226973">
            <text:p>11226973</text:p>
          </table:table-cell>
          <table:table-cell table:formula="of:=MIN([.F2:.F31])" office:value-type="float" office:value="13870091">
            <text:p>13870091</text:p>
          </table:table-cell>
          <table:table-cell table:formula="of:=MIN([.G2:.G31])" office:value-type="float" office:value="14858243">
            <text:p>14858243</text:p>
          </table:table-cell>
        </table:table-row>
      </table:table>
      <table:named-expressions/>
      <table:database-ranges>
        <table:database-range table:name="__Anonymous_Sheet_DB__0" table:target-range-address="SC.F2:SC.F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C.H2:CC.H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19:04:20</meta:creation-date>
    <dc:date>2013-07-18T20:46:47</dc:date>
    <meta:editing-duration>PT22H42M42S</meta:editing-duration>
    <meta:editing-cycles>5</meta:editing-cycles>
    <meta:generator>LibreOffice/3.5$MacOSX_x86 LibreOffice_project/7122e39-92ed229-498d286-15e43b4-d70da21</meta:generator>
    <meta:document-statistic meta:table-count="3" meta:cell-count="7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00000" chart:maximum="14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81cm" svg:height="8.991cm" xlink:href=".." xlink:type="simple" chart:class="chart:line" chart:style-name="ch1">
        <chart:legend svg:x="23.905cm" svg:y="3.001cm" style:legend-expansion="custom" chartooo:width="1.61cm" chartooo:height="3.088cm" style:legend-expansion-aspect-ratio="0.521373056994819" chart:style-name="ch2"/>
        <chart:plot-area chart:style-name="ch3" table:cell-range-address="CC.A1:CC.H31" chart:data-source-has-labels="row" svg:x="0.983cm" svg:y="0.851cm" svg:width="22.812cm" svg:height="7.541cm">
          <chartooo:coordinate-region svg:x="3cm" svg:y="1.05cm" svg:width="20.595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C.A2:CC.A31" chart:label-cell-address="CC.A1:CC.A1" chart:class="chart:line">
            <chart:data-point chart:repeated="30"/>
          </chart:series>
          <chart:series chart:style-name="ch8" chart:values-cell-range-address="CC.B2:CC.B31" chart:label-cell-address="CC.B1:CC.B1" chart:class="chart:line">
            <chart:data-point chart:repeated="30"/>
          </chart:series>
          <chart:series chart:style-name="ch9" chart:values-cell-range-address="CC.C2:CC.C31" chart:label-cell-address="CC.C1:CC.C1" chart:class="chart:line">
            <chart:data-point chart:repeated="30"/>
          </chart:series>
          <chart:series chart:style-name="ch10" chart:values-cell-range-address="CC.D2:CC.D31" chart:label-cell-address="CC.D1:CC.D1" chart:class="chart:line">
            <chart:data-point chart:repeated="30"/>
          </chart:series>
          <chart:series chart:style-name="ch11" chart:values-cell-range-address="CC.E2:CC.E31" chart:label-cell-address="CC.E1:CC.E1" chart:class="chart:line">
            <chart:data-point chart:repeated="30"/>
          </chart:series>
          <chart:series chart:style-name="ch12" chart:values-cell-range-address="CC.F2:CC.F31" chart:label-cell-address="CC.F1:CC.F1" chart:class="chart:line">
            <chart:data-point chart:repeated="30"/>
          </chart:series>
          <chart:series chart:style-name="ch13" chart:values-cell-range-address="CC.G2:CC.G31" chart:label-cell-address="CC.G1:CC.G1" chart:class="chart:line">
            <chart:data-point chart:repeated="30"/>
          </chart:series>
          <chart:series chart:style-name="ch14" chart:values-cell-range-address="CC.H2:CC.H31" chart:label-cell-address="CC.H1:CC.H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C.A1:CC.A1</svg:desc>
                </draw:g>
              </table:table-cell>
              <table:table-cell office:value-type="string">
                <text:p>O2</text:p>
                <draw:g>
                  <svg:desc>CC.B1:CC.B1</svg:desc>
                </draw:g>
              </table:table-cell>
              <table:table-cell office:value-type="string">
                <text:p>I1</text:p>
                <draw:g>
                  <svg:desc>CC.C1:CC.C1</svg:desc>
                </draw:g>
              </table:table-cell>
              <table:table-cell office:value-type="string">
                <text:p>I2</text:p>
                <draw:g>
                  <svg:desc>CC.D1:CC.D1</svg:desc>
                </draw:g>
              </table:table-cell>
              <table:table-cell office:value-type="string">
                <text:p>I3</text:p>
                <draw:g>
                  <svg:desc>CC.E1:CC.E1</svg:desc>
                </draw:g>
              </table:table-cell>
              <table:table-cell office:value-type="string">
                <text:p>I4</text:p>
                <draw:g>
                  <svg:desc>CC.F1:CC.F1</svg:desc>
                </draw:g>
              </table:table-cell>
              <table:table-cell office:value-type="string">
                <text:p>I5</text:p>
                <draw:g>
                  <svg:desc>CC.G1:CC.G1</svg:desc>
                </draw:g>
              </table:table-cell>
              <table:table-cell office:value-type="string">
                <text:p>FC</text:p>
                <draw:g>
                  <svg:desc>CC.H1:CC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88144">
                <text:p>61288144</text:p>
                <draw:g>
                  <svg:desc>CC.A2:CC.A31</svg:desc>
                </draw:g>
              </table:table-cell>
              <table:table-cell office:value-type="float" office:value="59862018">
                <text:p>59862018</text:p>
                <draw:g>
                  <svg:desc>CC.B2:CC.B31</svg:desc>
                </draw:g>
              </table:table-cell>
              <table:table-cell office:value-type="float" office:value="65202250">
                <text:p>65202250</text:p>
                <draw:g>
                  <svg:desc>CC.C2:CC.C31</svg:desc>
                </draw:g>
              </table:table-cell>
              <table:table-cell office:value-type="float" office:value="87759732">
                <text:p>87759732</text:p>
                <draw:g>
                  <svg:desc>CC.D2:CC.D31</svg:desc>
                </draw:g>
              </table:table-cell>
              <table:table-cell office:value-type="float" office:value="93418038">
                <text:p>93418038</text:p>
                <draw:g>
                  <svg:desc>CC.E2:CC.E31</svg:desc>
                </draw:g>
              </table:table-cell>
              <table:table-cell office:value-type="float" office:value="103249959">
                <text:p>103249959</text:p>
                <draw:g>
                  <svg:desc>CC.F2:CC.F31</svg:desc>
                </draw:g>
              </table:table-cell>
              <table:table-cell office:value-type="float" office:value="107286556">
                <text:p>107286556</text:p>
                <draw:g>
                  <svg:desc>CC.G2:CC.G31</svg:desc>
                </draw:g>
              </table:table-cell>
              <table:table-cell office:value-type="float" office:value="110172821">
                <text:p>110172821</text:p>
                <draw:g>
                  <svg:desc>CC.H2:CC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901703">
                <text:p>61901703</text:p>
              </table:table-cell>
              <table:table-cell office:value-type="float" office:value="60052194">
                <text:p>60052194</text:p>
              </table:table-cell>
              <table:table-cell office:value-type="float" office:value="67303530">
                <text:p>67303530</text:p>
              </table:table-cell>
              <table:table-cell office:value-type="float" office:value="91111016">
                <text:p>91111016</text:p>
              </table:table-cell>
              <table:table-cell office:value-type="float" office:value="94250555">
                <text:p>94250555</text:p>
              </table:table-cell>
              <table:table-cell office:value-type="float" office:value="109780943">
                <text:p>109780943</text:p>
              </table:table-cell>
              <table:table-cell office:value-type="float" office:value="109436271">
                <text:p>109436271</text:p>
              </table:table-cell>
              <table:table-cell office:value-type="float" office:value="114920199">
                <text:p>11492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43919">
                <text:p>62043919</text:p>
              </table:table-cell>
              <table:table-cell office:value-type="float" office:value="62409546">
                <text:p>62409546</text:p>
              </table:table-cell>
              <table:table-cell office:value-type="float" office:value="71243525">
                <text:p>71243525</text:p>
              </table:table-cell>
              <table:table-cell office:value-type="float" office:value="92612645">
                <text:p>92612645</text:p>
              </table:table-cell>
              <table:table-cell office:value-type="float" office:value="94834179">
                <text:p>94834179</text:p>
              </table:table-cell>
              <table:table-cell office:value-type="float" office:value="110914239">
                <text:p>110914239</text:p>
              </table:table-cell>
              <table:table-cell office:value-type="float" office:value="110256108">
                <text:p>110256108</text:p>
              </table:table-cell>
              <table:table-cell office:value-type="float" office:value="116202100">
                <text:p>116202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125440">
                <text:p>65125440</text:p>
              </table:table-cell>
              <table:table-cell office:value-type="float" office:value="101520114">
                <text:p>101520114</text:p>
              </table:table-cell>
              <table:table-cell office:value-type="float" office:value="76722040">
                <text:p>76722040</text:p>
              </table:table-cell>
              <table:table-cell office:value-type="float" office:value="98922463">
                <text:p>98922463</text:p>
              </table:table-cell>
              <table:table-cell office:value-type="float" office:value="95208002">
                <text:p>95208002</text:p>
              </table:table-cell>
              <table:table-cell office:value-type="float" office:value="111313350">
                <text:p>111313350</text:p>
              </table:table-cell>
              <table:table-cell office:value-type="float" office:value="110840542">
                <text:p>110840542</text:p>
              </table:table-cell>
              <table:table-cell office:value-type="float" office:value="117347980">
                <text:p>1173479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353236">
                <text:p>67353236</text:p>
              </table:table-cell>
              <table:table-cell office:value-type="float" office:value="107010929">
                <text:p>107010929</text:p>
              </table:table-cell>
              <table:table-cell office:value-type="float" office:value="79056182">
                <text:p>79056182</text:p>
              </table:table-cell>
              <table:table-cell office:value-type="float" office:value="99038239">
                <text:p>99038239</text:p>
              </table:table-cell>
              <table:table-cell office:value-type="float" office:value="96903891">
                <text:p>96903891</text:p>
              </table:table-cell>
              <table:table-cell office:value-type="float" office:value="111943151">
                <text:p>111943151</text:p>
              </table:table-cell>
              <table:table-cell office:value-type="float" office:value="110923981">
                <text:p>110923981</text:p>
              </table:table-cell>
              <table:table-cell office:value-type="float" office:value="117541263">
                <text:p>11754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35637">
                <text:p>99835637</text:p>
              </table:table-cell>
              <table:table-cell office:value-type="float" office:value="109528502">
                <text:p>109528502</text:p>
              </table:table-cell>
              <table:table-cell office:value-type="float" office:value="79633366">
                <text:p>79633366</text:p>
              </table:table-cell>
              <table:table-cell office:value-type="float" office:value="99494374">
                <text:p>99494374</text:p>
              </table:table-cell>
              <table:table-cell office:value-type="float" office:value="98897516">
                <text:p>98897516</text:p>
              </table:table-cell>
              <table:table-cell office:value-type="float" office:value="112281736">
                <text:p>112281736</text:p>
              </table:table-cell>
              <table:table-cell office:value-type="float" office:value="111038249">
                <text:p>111038249</text:p>
              </table:table-cell>
              <table:table-cell office:value-type="float" office:value="118576486">
                <text:p>11857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95606">
                <text:p>102595606</text:p>
              </table:table-cell>
              <table:table-cell office:value-type="float" office:value="112074657">
                <text:p>112074657</text:p>
              </table:table-cell>
              <table:table-cell office:value-type="float" office:value="80504210">
                <text:p>80504210</text:p>
              </table:table-cell>
              <table:table-cell office:value-type="float" office:value="100285684">
                <text:p>100285684</text:p>
              </table:table-cell>
              <table:table-cell office:value-type="float" office:value="99988877">
                <text:p>99988877</text:p>
              </table:table-cell>
              <table:table-cell office:value-type="float" office:value="112509105">
                <text:p>112509105</text:p>
              </table:table-cell>
              <table:table-cell office:value-type="float" office:value="111568229">
                <text:p>111568229</text:p>
              </table:table-cell>
              <table:table-cell office:value-type="float" office:value="120260294">
                <text:p>120260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190089">
                <text:p>106190089</text:p>
              </table:table-cell>
              <table:table-cell office:value-type="float" office:value="114482289">
                <text:p>114482289</text:p>
              </table:table-cell>
              <table:table-cell office:value-type="float" office:value="82949649">
                <text:p>82949649</text:p>
              </table:table-cell>
              <table:table-cell office:value-type="float" office:value="103490767">
                <text:p>103490767</text:p>
              </table:table-cell>
              <table:table-cell office:value-type="float" office:value="100371067">
                <text:p>100371067</text:p>
              </table:table-cell>
              <table:table-cell office:value-type="float" office:value="112819478">
                <text:p>112819478</text:p>
              </table:table-cell>
              <table:table-cell office:value-type="float" office:value="111643566">
                <text:p>111643566</text:p>
              </table:table-cell>
              <table:table-cell office:value-type="float" office:value="120738977">
                <text:p>120738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290472">
                <text:p>107290472</text:p>
              </table:table-cell>
              <table:table-cell office:value-type="float" office:value="115082868">
                <text:p>115082868</text:p>
              </table:table-cell>
              <table:table-cell office:value-type="float" office:value="84455349">
                <text:p>84455349</text:p>
              </table:table-cell>
              <table:table-cell office:value-type="float" office:value="105318104">
                <text:p>105318104</text:p>
              </table:table-cell>
              <table:table-cell office:value-type="float" office:value="100662470">
                <text:p>100662470</text:p>
              </table:table-cell>
              <table:table-cell office:value-type="float" office:value="112981195">
                <text:p>112981195</text:p>
              </table:table-cell>
              <table:table-cell office:value-type="float" office:value="111970963">
                <text:p>111970963</text:p>
              </table:table-cell>
              <table:table-cell office:value-type="float" office:value="122398325">
                <text:p>12239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18667">
                <text:p>108918667</text:p>
              </table:table-cell>
              <table:table-cell office:value-type="float" office:value="117967520">
                <text:p>117967520</text:p>
              </table:table-cell>
              <table:table-cell office:value-type="float" office:value="84871637">
                <text:p>84871637</text:p>
              </table:table-cell>
              <table:table-cell office:value-type="float" office:value="105889218">
                <text:p>105889218</text:p>
              </table:table-cell>
              <table:table-cell office:value-type="float" office:value="100957859">
                <text:p>100957859</text:p>
              </table:table-cell>
              <table:table-cell office:value-type="float" office:value="113132477">
                <text:p>113132477</text:p>
              </table:table-cell>
              <table:table-cell office:value-type="float" office:value="111978428">
                <text:p>111978428</text:p>
              </table:table-cell>
              <table:table-cell office:value-type="float" office:value="123938776">
                <text:p>123938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621471">
                <text:p>109621471</text:p>
              </table:table-cell>
              <table:table-cell office:value-type="float" office:value="118769919">
                <text:p>118769919</text:p>
              </table:table-cell>
              <table:table-cell office:value-type="float" office:value="86606351">
                <text:p>86606351</text:p>
              </table:table-cell>
              <table:table-cell office:value-type="float" office:value="106745276">
                <text:p>106745276</text:p>
              </table:table-cell>
              <table:table-cell office:value-type="float" office:value="101048321">
                <text:p>101048321</text:p>
              </table:table-cell>
              <table:table-cell office:value-type="float" office:value="113195898">
                <text:p>113195898</text:p>
              </table:table-cell>
              <table:table-cell office:value-type="float" office:value="112017875">
                <text:p>112017875</text:p>
              </table:table-cell>
              <table:table-cell office:value-type="float" office:value="123990604">
                <text:p>123990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788741">
                <text:p>109788741</text:p>
              </table:table-cell>
              <table:table-cell office:value-type="float" office:value="119502888">
                <text:p>119502888</text:p>
              </table:table-cell>
              <table:table-cell office:value-type="float" office:value="94908048">
                <text:p>94908048</text:p>
              </table:table-cell>
              <table:table-cell office:value-type="float" office:value="106803415">
                <text:p>106803415</text:p>
              </table:table-cell>
              <table:table-cell office:value-type="float" office:value="101062648">
                <text:p>101062648</text:p>
              </table:table-cell>
              <table:table-cell office:value-type="float" office:value="113450318">
                <text:p>113450318</text:p>
              </table:table-cell>
              <table:table-cell office:value-type="float" office:value="112123363">
                <text:p>112123363</text:p>
              </table:table-cell>
              <table:table-cell office:value-type="float" office:value="124004335">
                <text:p>124004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23760">
                <text:p>110423760</text:p>
              </table:table-cell>
              <table:table-cell office:value-type="float" office:value="121460715">
                <text:p>121460715</text:p>
              </table:table-cell>
              <table:table-cell office:value-type="float" office:value="99021748">
                <text:p>99021748</text:p>
              </table:table-cell>
              <table:table-cell office:value-type="float" office:value="106957416">
                <text:p>106957416</text:p>
              </table:table-cell>
              <table:table-cell office:value-type="float" office:value="101656580">
                <text:p>101656580</text:p>
              </table:table-cell>
              <table:table-cell office:value-type="float" office:value="113944440">
                <text:p>113944440</text:p>
              </table:table-cell>
              <table:table-cell office:value-type="float" office:value="112190534">
                <text:p>112190534</text:p>
              </table:table-cell>
              <table:table-cell office:value-type="float" office:value="124034209">
                <text:p>12403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25279">
                <text:p>110525279</text:p>
              </table:table-cell>
              <table:table-cell office:value-type="float" office:value="121615580">
                <text:p>121615580</text:p>
              </table:table-cell>
              <table:table-cell office:value-type="float" office:value="99393071">
                <text:p>99393071</text:p>
              </table:table-cell>
              <table:table-cell office:value-type="float" office:value="106960536">
                <text:p>106960536</text:p>
              </table:table-cell>
              <table:table-cell office:value-type="float" office:value="101947536">
                <text:p>101947536</text:p>
              </table:table-cell>
              <table:table-cell office:value-type="float" office:value="114348545">
                <text:p>114348545</text:p>
              </table:table-cell>
              <table:table-cell office:value-type="float" office:value="112223806">
                <text:p>112223806</text:p>
              </table:table-cell>
              <table:table-cell office:value-type="float" office:value="124049768">
                <text:p>124049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825832">
                <text:p>110825832</text:p>
              </table:table-cell>
              <table:table-cell office:value-type="float" office:value="121763088">
                <text:p>121763088</text:p>
              </table:table-cell>
              <table:table-cell office:value-type="float" office:value="99874611">
                <text:p>99874611</text:p>
              </table:table-cell>
              <table:table-cell office:value-type="float" office:value="107500621">
                <text:p>107500621</text:p>
              </table:table-cell>
              <table:table-cell office:value-type="float" office:value="102062176">
                <text:p>102062176</text:p>
              </table:table-cell>
              <table:table-cell office:value-type="float" office:value="115339104">
                <text:p>115339104</text:p>
              </table:table-cell>
              <table:table-cell office:value-type="float" office:value="112315958">
                <text:p>112315958</text:p>
              </table:table-cell>
              <table:table-cell office:value-type="float" office:value="125709452">
                <text:p>125709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400252">
                <text:p>111400252</text:p>
              </table:table-cell>
              <table:table-cell office:value-type="float" office:value="123074255">
                <text:p>123074255</text:p>
              </table:table-cell>
              <table:table-cell office:value-type="float" office:value="101745283">
                <text:p>101745283</text:p>
              </table:table-cell>
              <table:table-cell office:value-type="float" office:value="107582906">
                <text:p>107582906</text:p>
              </table:table-cell>
              <table:table-cell office:value-type="float" office:value="102063310">
                <text:p>102063310</text:p>
              </table:table-cell>
              <table:table-cell office:value-type="float" office:value="115387098">
                <text:p>115387098</text:p>
              </table:table-cell>
              <table:table-cell office:value-type="float" office:value="112691972">
                <text:p>112691972</text:p>
              </table:table-cell>
              <table:table-cell office:value-type="float" office:value="126721735">
                <text:p>126721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727959">
                <text:p>111727959</text:p>
              </table:table-cell>
              <table:table-cell office:value-type="float" office:value="123733163">
                <text:p>123733163</text:p>
              </table:table-cell>
              <table:table-cell office:value-type="float" office:value="101858155">
                <text:p>101858155</text:p>
              </table:table-cell>
              <table:table-cell office:value-type="float" office:value="108573622">
                <text:p>108573622</text:p>
              </table:table-cell>
              <table:table-cell office:value-type="float" office:value="102067082">
                <text:p>102067082</text:p>
              </table:table-cell>
              <table:table-cell office:value-type="float" office:value="115411575">
                <text:p>115411575</text:p>
              </table:table-cell>
              <table:table-cell office:value-type="float" office:value="112752807">
                <text:p>112752807</text:p>
              </table:table-cell>
              <table:table-cell office:value-type="float" office:value="126883345">
                <text:p>126883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192473">
                <text:p>113192473</text:p>
              </table:table-cell>
              <table:table-cell office:value-type="float" office:value="123980230">
                <text:p>123980230</text:p>
              </table:table-cell>
              <table:table-cell office:value-type="float" office:value="101941439">
                <text:p>101941439</text:p>
              </table:table-cell>
              <table:table-cell office:value-type="float" office:value="108636028">
                <text:p>108636028</text:p>
              </table:table-cell>
              <table:table-cell office:value-type="float" office:value="102127103">
                <text:p>102127103</text:p>
              </table:table-cell>
              <table:table-cell office:value-type="float" office:value="115685139">
                <text:p>115685139</text:p>
              </table:table-cell>
              <table:table-cell office:value-type="float" office:value="112812332">
                <text:p>112812332</text:p>
              </table:table-cell>
              <table:table-cell office:value-type="float" office:value="127067324">
                <text:p>127067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284219">
                <text:p>113284219</text:p>
              </table:table-cell>
              <table:table-cell office:value-type="float" office:value="124525093">
                <text:p>124525093</text:p>
              </table:table-cell>
              <table:table-cell office:value-type="float" office:value="102449592">
                <text:p>102449592</text:p>
              </table:table-cell>
              <table:table-cell office:value-type="float" office:value="109684302">
                <text:p>109684302</text:p>
              </table:table-cell>
              <table:table-cell office:value-type="float" office:value="102256656">
                <text:p>102256656</text:p>
              </table:table-cell>
              <table:table-cell office:value-type="float" office:value="115714177">
                <text:p>115714177</text:p>
              </table:table-cell>
              <table:table-cell office:value-type="float" office:value="112934534">
                <text:p>112934534</text:p>
              </table:table-cell>
              <table:table-cell office:value-type="float" office:value="127673668">
                <text:p>127673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804736">
                <text:p>113804736</text:p>
              </table:table-cell>
              <table:table-cell office:value-type="float" office:value="124792374">
                <text:p>124792374</text:p>
              </table:table-cell>
              <table:table-cell office:value-type="float" office:value="102491168">
                <text:p>102491168</text:p>
              </table:table-cell>
              <table:table-cell office:value-type="float" office:value="109824745">
                <text:p>109824745</text:p>
              </table:table-cell>
              <table:table-cell office:value-type="float" office:value="102903442">
                <text:p>102903442</text:p>
              </table:table-cell>
              <table:table-cell office:value-type="float" office:value="116066599">
                <text:p>116066599</text:p>
              </table:table-cell>
              <table:table-cell office:value-type="float" office:value="113084491">
                <text:p>113084491</text:p>
              </table:table-cell>
              <table:table-cell office:value-type="float" office:value="128587938">
                <text:p>128587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823814">
                <text:p>114823814</text:p>
              </table:table-cell>
              <table:table-cell office:value-type="float" office:value="125243882">
                <text:p>125243882</text:p>
              </table:table-cell>
              <table:table-cell office:value-type="float" office:value="102918824">
                <text:p>102918824</text:p>
              </table:table-cell>
              <table:table-cell office:value-type="float" office:value="110251663">
                <text:p>110251663</text:p>
              </table:table-cell>
              <table:table-cell office:value-type="float" office:value="103050613">
                <text:p>103050613</text:p>
              </table:table-cell>
              <table:table-cell office:value-type="float" office:value="116387015">
                <text:p>116387015</text:p>
              </table:table-cell>
              <table:table-cell office:value-type="float" office:value="113549984">
                <text:p>113549984</text:p>
              </table:table-cell>
              <table:table-cell office:value-type="float" office:value="129245431">
                <text:p>129245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788297">
                <text:p>115788297</text:p>
              </table:table-cell>
              <table:table-cell office:value-type="float" office:value="125397595">
                <text:p>125397595</text:p>
              </table:table-cell>
              <table:table-cell office:value-type="float" office:value="102959412">
                <text:p>102959412</text:p>
              </table:table-cell>
              <table:table-cell office:value-type="float" office:value="110704646">
                <text:p>110704646</text:p>
              </table:table-cell>
              <table:table-cell office:value-type="float" office:value="103062440">
                <text:p>103062440</text:p>
              </table:table-cell>
              <table:table-cell office:value-type="float" office:value="116591711">
                <text:p>116591711</text:p>
              </table:table-cell>
              <table:table-cell office:value-type="float" office:value="113846686">
                <text:p>113846686</text:p>
              </table:table-cell>
              <table:table-cell office:value-type="float" office:value="129318474">
                <text:p>129318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849797">
                <text:p>115849797</text:p>
              </table:table-cell>
              <table:table-cell office:value-type="float" office:value="125704616">
                <text:p>125704616</text:p>
              </table:table-cell>
              <table:table-cell office:value-type="float" office:value="103323697">
                <text:p>103323697</text:p>
              </table:table-cell>
              <table:table-cell office:value-type="float" office:value="111227297">
                <text:p>111227297</text:p>
              </table:table-cell>
              <table:table-cell office:value-type="float" office:value="103998477">
                <text:p>103998477</text:p>
              </table:table-cell>
              <table:table-cell office:value-type="float" office:value="116825666">
                <text:p>116825666</text:p>
              </table:table-cell>
              <table:table-cell office:value-type="float" office:value="114286350">
                <text:p>114286350</text:p>
              </table:table-cell>
              <table:table-cell office:value-type="float" office:value="129698498">
                <text:p>129698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289771">
                <text:p>117289771</text:p>
              </table:table-cell>
              <table:table-cell office:value-type="float" office:value="125709174">
                <text:p>125709174</text:p>
              </table:table-cell>
              <table:table-cell office:value-type="float" office:value="104056215">
                <text:p>104056215</text:p>
              </table:table-cell>
              <table:table-cell office:value-type="float" office:value="111757420">
                <text:p>111757420</text:p>
              </table:table-cell>
              <table:table-cell office:value-type="float" office:value="104167786">
                <text:p>104167786</text:p>
              </table:table-cell>
              <table:table-cell office:value-type="float" office:value="116964859">
                <text:p>116964859</text:p>
              </table:table-cell>
              <table:table-cell office:value-type="float" office:value="114406762">
                <text:p>114406762</text:p>
              </table:table-cell>
              <table:table-cell office:value-type="float" office:value="129837938">
                <text:p>129837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568607">
                <text:p>120568607</text:p>
              </table:table-cell>
              <table:table-cell office:value-type="float" office:value="126203569">
                <text:p>126203569</text:p>
              </table:table-cell>
              <table:table-cell office:value-type="float" office:value="104414809">
                <text:p>104414809</text:p>
              </table:table-cell>
              <table:table-cell office:value-type="float" office:value="112011334">
                <text:p>112011334</text:p>
              </table:table-cell>
              <table:table-cell office:value-type="float" office:value="104332987">
                <text:p>104332987</text:p>
              </table:table-cell>
              <table:table-cell office:value-type="float" office:value="117020932">
                <text:p>117020932</text:p>
              </table:table-cell>
              <table:table-cell office:value-type="float" office:value="114572737">
                <text:p>114572737</text:p>
              </table:table-cell>
              <table:table-cell office:value-type="float" office:value="130060498">
                <text:p>130060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27586">
                <text:p>120627586</text:p>
              </table:table-cell>
              <table:table-cell office:value-type="float" office:value="127098177">
                <text:p>127098177</text:p>
              </table:table-cell>
              <table:table-cell office:value-type="float" office:value="105725709">
                <text:p>105725709</text:p>
              </table:table-cell>
              <table:table-cell office:value-type="float" office:value="116272493">
                <text:p>116272493</text:p>
              </table:table-cell>
              <table:table-cell office:value-type="float" office:value="104449538">
                <text:p>104449538</text:p>
              </table:table-cell>
              <table:table-cell office:value-type="float" office:value="117031846">
                <text:p>117031846</text:p>
              </table:table-cell>
              <table:table-cell office:value-type="float" office:value="115115073">
                <text:p>115115073</text:p>
              </table:table-cell>
              <table:table-cell office:value-type="float" office:value="131303378">
                <text:p>131303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721552">
                <text:p>120721552</text:p>
              </table:table-cell>
              <table:table-cell office:value-type="float" office:value="127868430">
                <text:p>127868430</text:p>
              </table:table-cell>
              <table:table-cell office:value-type="float" office:value="105887958">
                <text:p>105887958</text:p>
              </table:table-cell>
              <table:table-cell office:value-type="float" office:value="117007248">
                <text:p>117007248</text:p>
              </table:table-cell>
              <table:table-cell office:value-type="float" office:value="105125060">
                <text:p>105125060</text:p>
              </table:table-cell>
              <table:table-cell office:value-type="float" office:value="117203098">
                <text:p>117203098</text:p>
              </table:table-cell>
              <table:table-cell office:value-type="float" office:value="115243055">
                <text:p>115243055</text:p>
              </table:table-cell>
              <table:table-cell office:value-type="float" office:value="131310221">
                <text:p>131310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599054">
                <text:p>121599054</text:p>
              </table:table-cell>
              <table:table-cell office:value-type="float" office:value="128542043">
                <text:p>128542043</text:p>
              </table:table-cell>
              <table:table-cell office:value-type="float" office:value="106710262">
                <text:p>106710262</text:p>
              </table:table-cell>
              <table:table-cell office:value-type="float" office:value="120457115">
                <text:p>120457115</text:p>
              </table:table-cell>
              <table:table-cell office:value-type="float" office:value="105211049">
                <text:p>105211049</text:p>
              </table:table-cell>
              <table:table-cell office:value-type="float" office:value="117207731">
                <text:p>117207731</text:p>
              </table:table-cell>
              <table:table-cell office:value-type="float" office:value="115260844">
                <text:p>115260844</text:p>
              </table:table-cell>
              <table:table-cell office:value-type="float" office:value="131748672">
                <text:p>131748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854085">
                <text:p>121854085</text:p>
              </table:table-cell>
              <table:table-cell office:value-type="float" office:value="129547251">
                <text:p>129547251</text:p>
              </table:table-cell>
              <table:table-cell office:value-type="float" office:value="109491714">
                <text:p>109491714</text:p>
              </table:table-cell>
              <table:table-cell office:value-type="float" office:value="123536220">
                <text:p>123536220</text:p>
              </table:table-cell>
              <table:table-cell office:value-type="float" office:value="105272988">
                <text:p>105272988</text:p>
              </table:table-cell>
              <table:table-cell office:value-type="float" office:value="117261179">
                <text:p>117261179</text:p>
              </table:table-cell>
              <table:table-cell office:value-type="float" office:value="116677923">
                <text:p>116677923</text:p>
              </table:table-cell>
              <table:table-cell office:value-type="float" office:value="133048736">
                <text:p>133048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285915">
                <text:p>122285915</text:p>
              </table:table-cell>
              <table:table-cell office:value-type="float" office:value="129550541">
                <text:p>129550541</text:p>
              </table:table-cell>
              <table:table-cell office:value-type="float" office:value="135501106">
                <text:p>135501106</text:p>
              </table:table-cell>
              <table:table-cell office:value-type="float" office:value="137499096">
                <text:p>137499096</text:p>
              </table:table-cell>
              <table:table-cell office:value-type="float" office:value="105320253">
                <text:p>105320253</text:p>
              </table:table-cell>
              <table:table-cell office:value-type="float" office:value="137436453">
                <text:p>137436453</text:p>
              </table:table-cell>
              <table:table-cell office:value-type="float" office:value="116767058">
                <text:p>116767058</text:p>
              </table:table-cell>
              <table:table-cell office:value-type="float" office:value="134031027">
                <text:p>134031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94cm" svg:height="9.005cm" xlink:href=".." xlink:type="simple" chart:class="chart:line" chart:style-name="ch1">
        <chart:legend chart:legend-position="end" svg:x="23.174cm" svg:y="3.456cm" style:legend-expansion="high" chart:style-name="ch2"/>
        <chart:plot-area chart:style-name="ch3" table:cell-range-address="CS.A1:CS.A31 CS.C1:CS.C31 CS.E1:CS.F31" chart:data-source-has-labels="row" svg:x="0.949cm" svg:y="0.855cm" svg:width="21.227cm" svg:height="7.55cm">
          <chartooo:coordinate-region svg:x="2.768cm" svg:y="1.054cm" svg:width="19.20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S.A2:CS.A31" chart:label-cell-address="CS.A1:CS.A1" chart:class="chart:line">
            <chart:data-point chart:repeated="30"/>
          </chart:series>
          <chart:series chart:style-name="ch7" chart:values-cell-range-address="CS.C2:CS.C31" chart:label-cell-address="CS.C1:CS.C1" chart:class="chart:line">
            <chart:data-point chart:repeated="30"/>
          </chart:series>
          <chart:series chart:style-name="ch8" chart:values-cell-range-address="CS.E2:CS.E31" chart:label-cell-address="CS.E1:CS.E1" chart:class="chart:line">
            <chart:data-point chart:repeated="30"/>
          </chart:series>
          <chart:series chart:style-name="ch9" chart:values-cell-range-address="CS.F2:CS.F31" chart:label-cell-address="CS.F1:CS.F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S.A1:CS.A1</svg:desc>
                </draw:g>
              </table:table-cell>
              <table:table-cell office:value-type="string">
                <text:p>I1</text:p>
                <draw:g>
                  <svg:desc>CS.C1:CS.C1</svg:desc>
                </draw:g>
              </table:table-cell>
              <table:table-cell office:value-type="string">
                <text:p>I3</text:p>
                <draw:g>
                  <svg:desc>CS.E1:CS.E1</svg:desc>
                </draw:g>
              </table:table-cell>
              <table:table-cell office:value-type="string">
                <text:p>I4</text:p>
                <draw:g>
                  <svg:desc>CS.F1: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11374">
                <text:p>12611374</text:p>
                <draw:g>
                  <svg:desc>CS.A2:CS.A31</svg:desc>
                </draw:g>
              </table:table-cell>
              <table:table-cell office:value-type="float" office:value="12124853">
                <text:p>12124853</text:p>
                <draw:g>
                  <svg:desc>CS.C2:CS.C31</svg:desc>
                </draw:g>
              </table:table-cell>
              <table:table-cell office:value-type="float" office:value="11226973">
                <text:p>11226973</text:p>
                <draw:g>
                  <svg:desc>CS.E2:CS.E31</svg:desc>
                </draw:g>
              </table:table-cell>
              <table:table-cell office:value-type="float" office:value="13870091">
                <text:p>13870091</text:p>
                <draw:g>
                  <svg:desc>CS.F2:CS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08789">
                <text:p>13908789</text:p>
              </table:table-cell>
              <table:table-cell office:value-type="float" office:value="12128627">
                <text:p>12128627</text:p>
              </table:table-cell>
              <table:table-cell office:value-type="float" office:value="11437974">
                <text:p>11437974</text:p>
              </table:table-cell>
              <table:table-cell office:value-type="float" office:value="14155098">
                <text:p>14155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16455">
                <text:p>14016455</text:p>
              </table:table-cell>
              <table:table-cell office:value-type="float" office:value="12355816">
                <text:p>12355816</text:p>
              </table:table-cell>
              <table:table-cell office:value-type="float" office:value="12088714">
                <text:p>12088714</text:p>
              </table:table-cell>
              <table:table-cell office:value-type="float" office:value="14588952">
                <text:p>14588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39695">
                <text:p>15839695</text:p>
              </table:table-cell>
              <table:table-cell office:value-type="float" office:value="13693537">
                <text:p>13693537</text:p>
              </table:table-cell>
              <table:table-cell office:value-type="float" office:value="12234068">
                <text:p>12234068</text:p>
              </table:table-cell>
              <table:table-cell office:value-type="float" office:value="14614717">
                <text:p>14614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39776">
                <text:p>16139776</text:p>
              </table:table-cell>
              <table:table-cell office:value-type="float" office:value="15049710">
                <text:p>15049710</text:p>
              </table:table-cell>
              <table:table-cell office:value-type="float" office:value="13148145">
                <text:p>13148145</text:p>
              </table:table-cell>
              <table:table-cell office:value-type="float" office:value="14670498">
                <text:p>14670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83331">
                <text:p>16283331</text:p>
              </table:table-cell>
              <table:table-cell office:value-type="float" office:value="15474989">
                <text:p>15474989</text:p>
              </table:table-cell>
              <table:table-cell office:value-type="float" office:value="13306227">
                <text:p>13306227</text:p>
              </table:table-cell>
              <table:table-cell office:value-type="float" office:value="14676256">
                <text:p>14676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9764">
                <text:p>16419764</text:p>
              </table:table-cell>
              <table:table-cell office:value-type="float" office:value="15634083">
                <text:p>15634083</text:p>
              </table:table-cell>
              <table:table-cell office:value-type="float" office:value="14045412">
                <text:p>14045412</text:p>
              </table:table-cell>
              <table:table-cell office:value-type="float" office:value="14956701">
                <text:p>14956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2117">
                <text:p>16452117</text:p>
              </table:table-cell>
              <table:table-cell office:value-type="float" office:value="16343012">
                <text:p>16343012</text:p>
              </table:table-cell>
              <table:table-cell office:value-type="float" office:value="14133828">
                <text:p>14133828</text:p>
              </table:table-cell>
              <table:table-cell office:value-type="float" office:value="15007654">
                <text:p>15007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693">
                <text:p>16875693</text:p>
              </table:table-cell>
              <table:table-cell office:value-type="float" office:value="17364286">
                <text:p>17364286</text:p>
              </table:table-cell>
              <table:table-cell office:value-type="float" office:value="14334445">
                <text:p>14334445</text:p>
              </table:table-cell>
              <table:table-cell office:value-type="float" office:value="15084845">
                <text:p>15084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05689">
                <text:p>16905689</text:p>
              </table:table-cell>
              <table:table-cell office:value-type="float" office:value="18256023">
                <text:p>18256023</text:p>
              </table:table-cell>
              <table:table-cell office:value-type="float" office:value="14347652">
                <text:p>14347652</text:p>
              </table:table-cell>
              <table:table-cell office:value-type="float" office:value="15087169">
                <text:p>15087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54070">
                <text:p>17154070</text:p>
              </table:table-cell>
              <table:table-cell office:value-type="float" office:value="18708233">
                <text:p>18708233</text:p>
              </table:table-cell>
              <table:table-cell office:value-type="float" office:value="14675238">
                <text:p>14675238</text:p>
              </table:table-cell>
              <table:table-cell office:value-type="float" office:value="15171975">
                <text:p>15171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74209">
                <text:p>17174209</text:p>
              </table:table-cell>
              <table:table-cell office:value-type="float" office:value="18735795">
                <text:p>18735795</text:p>
              </table:table-cell>
              <table:table-cell office:value-type="float" office:value="14688838">
                <text:p>14688838</text:p>
              </table:table-cell>
              <table:table-cell office:value-type="float" office:value="15397736">
                <text:p>15397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5551">
                <text:p>17605551</text:p>
              </table:table-cell>
              <table:table-cell office:value-type="float" office:value="18794519">
                <text:p>18794519</text:p>
              </table:table-cell>
              <table:table-cell office:value-type="float" office:value="15720109">
                <text:p>15720109</text:p>
              </table:table-cell>
              <table:table-cell office:value-type="float" office:value="15818931">
                <text:p>15818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08136">
                <text:p>17908136</text:p>
              </table:table-cell>
              <table:table-cell office:value-type="float" office:value="18942320">
                <text:p>18942320</text:p>
              </table:table-cell>
              <table:table-cell office:value-type="float" office:value="16014446">
                <text:p>16014446</text:p>
              </table:table-cell>
              <table:table-cell office:value-type="float" office:value="16223508">
                <text:p>16223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63297">
                <text:p>18263297</text:p>
              </table:table-cell>
              <table:table-cell office:value-type="float" office:value="19524666">
                <text:p>19524666</text:p>
              </table:table-cell>
              <table:table-cell office:value-type="float" office:value="16698321">
                <text:p>16698321</text:p>
              </table:table-cell>
              <table:table-cell office:value-type="float" office:value="16338944">
                <text:p>16338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88866">
                <text:p>18488866</text:p>
              </table:table-cell>
              <table:table-cell office:value-type="float" office:value="21484417">
                <text:p>21484417</text:p>
              </table:table-cell>
              <table:table-cell office:value-type="float" office:value="17834186">
                <text:p>17834186</text:p>
              </table:table-cell>
              <table:table-cell office:value-type="float" office:value="16640826">
                <text:p>16640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19584">
                <text:p>18519584</text:p>
              </table:table-cell>
              <table:table-cell office:value-type="float" office:value="21628992">
                <text:p>21628992</text:p>
              </table:table-cell>
              <table:table-cell office:value-type="float" office:value="18438832">
                <text:p>18438832</text:p>
              </table:table-cell>
              <table:table-cell office:value-type="float" office:value="16837589">
                <text:p>16837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2229">
                <text:p>19172229</text:p>
              </table:table-cell>
              <table:table-cell office:value-type="float" office:value="21865507">
                <text:p>21865507</text:p>
              </table:table-cell>
              <table:table-cell office:value-type="float" office:value="18491075">
                <text:p>18491075</text:p>
              </table:table-cell>
              <table:table-cell office:value-type="float" office:value="17418977">
                <text:p>17418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65160">
                <text:p>21865160</text:p>
              </table:table-cell>
              <table:table-cell office:value-type="float" office:value="21865772">
                <text:p>21865772</text:p>
              </table:table-cell>
              <table:table-cell office:value-type="float" office:value="19302763">
                <text:p>19302763</text:p>
              </table:table-cell>
              <table:table-cell office:value-type="float" office:value="17876898">
                <text:p>17876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67167">
                <text:p>22067167</text:p>
              </table:table-cell>
              <table:table-cell office:value-type="float" office:value="22038447">
                <text:p>22038447</text:p>
              </table:table-cell>
              <table:table-cell office:value-type="float" office:value="19448729">
                <text:p>19448729</text:p>
              </table:table-cell>
              <table:table-cell office:value-type="float" office:value="18047532">
                <text:p>18047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64705">
                <text:p>25064705</text:p>
              </table:table-cell>
              <table:table-cell office:value-type="float" office:value="22668329">
                <text:p>22668329</text:p>
              </table:table-cell>
              <table:table-cell office:value-type="float" office:value="19986042">
                <text:p>19986042</text:p>
              </table:table-cell>
              <table:table-cell office:value-type="float" office:value="18127491">
                <text:p>18127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77979">
                <text:p>26377979</text:p>
              </table:table-cell>
              <table:table-cell office:value-type="float" office:value="23722247">
                <text:p>23722247</text:p>
              </table:table-cell>
              <table:table-cell office:value-type="float" office:value="20044846">
                <text:p>20044846</text:p>
              </table:table-cell>
              <table:table-cell office:value-type="float" office:value="19715573">
                <text:p>19715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3856">
                <text:p>26423856</text:p>
              </table:table-cell>
              <table:table-cell office:value-type="float" office:value="23767103">
                <text:p>23767103</text:p>
              </table:table-cell>
              <table:table-cell office:value-type="float" office:value="20883456">
                <text:p>20883456</text:p>
              </table:table-cell>
              <table:table-cell office:value-type="float" office:value="22189222">
                <text:p>22189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56406">
                <text:p>27656406</text:p>
              </table:table-cell>
              <table:table-cell office:value-type="float" office:value="25605102">
                <text:p>25605102</text:p>
              </table:table-cell>
              <table:table-cell office:value-type="float" office:value="21184813">
                <text:p>21184813</text:p>
              </table:table-cell>
              <table:table-cell office:value-type="float" office:value="24339357">
                <text:p>24339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88368">
                <text:p>28888368</text:p>
              </table:table-cell>
              <table:table-cell office:value-type="float" office:value="26165932">
                <text:p>26165932</text:p>
              </table:table-cell>
              <table:table-cell office:value-type="float" office:value="21605483">
                <text:p>21605483</text:p>
              </table:table-cell>
              <table:table-cell office:value-type="float" office:value="25481158">
                <text:p>25481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08757">
                <text:p>29208757</text:p>
              </table:table-cell>
              <table:table-cell office:value-type="float" office:value="26280394">
                <text:p>26280394</text:p>
              </table:table-cell>
              <table:table-cell office:value-type="float" office:value="22995554">
                <text:p>22995554</text:p>
              </table:table-cell>
              <table:table-cell office:value-type="float" office:value="25623522">
                <text:p>25623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61575">
                <text:p>29361575</text:p>
              </table:table-cell>
              <table:table-cell office:value-type="float" office:value="26728098">
                <text:p>26728098</text:p>
              </table:table-cell>
              <table:table-cell office:value-type="float" office:value="25697545">
                <text:p>25697545</text:p>
              </table:table-cell>
              <table:table-cell office:value-type="float" office:value="26661443">
                <text:p>266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356263">
                <text:p>31356263</text:p>
              </table:table-cell>
              <table:table-cell office:value-type="float" office:value="30040434">
                <text:p>30040434</text:p>
              </table:table-cell>
              <table:table-cell office:value-type="float" office:value="30621920">
                <text:p>30621920</text:p>
              </table:table-cell>
              <table:table-cell office:value-type="float" office:value="27357296">
                <text:p>27357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4086">
                <text:p>33784086</text:p>
              </table:table-cell>
              <table:table-cell office:value-type="float" office:value="30692325">
                <text:p>30692325</text:p>
              </table:table-cell>
              <table:table-cell office:value-type="float" office:value="30655516">
                <text:p>30655516</text:p>
              </table:table-cell>
              <table:table-cell office:value-type="float" office:value="35246099">
                <text:p>35246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150121">
                <text:p>38150121</text:p>
              </table:table-cell>
              <table:table-cell office:value-type="float" office:value="36312061">
                <text:p>36312061</text:p>
              </table:table-cell>
              <table:table-cell office:value-type="float" office:value="31076488">
                <text:p>31076488</text:p>
              </table:table-cell>
              <table:table-cell office:value-type="float" office:value="35488116">
                <text:p>35488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47cm" svg:height="8.196cm" xlink:href=".." xlink:type="simple" chart:class="chart:line" chart:style-name="ch1">
        <chart:legend svg:x="21.371cm" svg:y="2.529cm" style:legend-expansion="custom" chartooo:width="1.61cm" chartooo:height="3.088cm" style:legend-expansion-aspect-ratio="0.521373056994819" chart:style-name="ch2"/>
        <chart:plot-area chart:style-name="ch3" table:cell-range-address="SC.A1:SC.F31" chart:data-source-has-labels="row" svg:x="0.932cm" svg:y="0.787cm" svg:width="20.431cm" svg:height="6.826cm">
          <chartooo:coordinate-region svg:x="2.949cm" svg:y="0.986cm" svg:width="18.214cm" svg:height="5.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.A2:SC.A31" chart:label-cell-address="SC.A1:SC.A1" chart:class="chart:line">
            <chart:data-point chart:repeated="30"/>
          </chart:series>
          <chart:series chart:style-name="ch8" chart:values-cell-range-address="SC.B2:SC.B31" chart:label-cell-address="SC.B1:SC.B1" chart:class="chart:line">
            <chart:data-point chart:repeated="30"/>
          </chart:series>
          <chart:series chart:style-name="ch9" chart:values-cell-range-address="SC.C2:SC.C31" chart:label-cell-address="SC.C1:SC.C1" chart:class="chart:line">
            <chart:data-point chart:repeated="30"/>
          </chart:series>
          <chart:series chart:style-name="ch10" chart:values-cell-range-address="SC.D2:SC.D31" chart:label-cell-address="SC.D1:SC.D1" chart:class="chart:line">
            <chart:data-point chart:repeated="30"/>
          </chart:series>
          <chart:series chart:style-name="ch11" chart:values-cell-range-address="SC.E2:SC.E31" chart:label-cell-address="SC.E1:SC.E1" chart:class="chart:line">
            <chart:data-point chart:repeated="30"/>
          </chart:series>
          <chart:series chart:style-name="ch12" chart:values-cell-range-address="SC.F2:SC.F31" chart:label-cell-address="SC.F1:S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SC.A1:SC.A1</svg:desc>
                </draw:g>
              </table:table-cell>
              <table:table-cell office:value-type="string">
                <text:p>O2</text:p>
                <draw:g>
                  <svg:desc>SC.B1:SC.B1</svg:desc>
                </draw:g>
              </table:table-cell>
              <table:table-cell office:value-type="string">
                <text:p>I1</text:p>
                <draw:g>
                  <svg:desc>SC.C1:SC.C1</svg:desc>
                </draw:g>
              </table:table-cell>
              <table:table-cell office:value-type="string">
                <text:p>I2</text:p>
                <draw:g>
                  <svg:desc>SC.D1:SC.D1</svg:desc>
                </draw:g>
              </table:table-cell>
              <table:table-cell office:value-type="string">
                <text:p>I3</text:p>
                <draw:g>
                  <svg:desc>SC.E1:SC.E1</svg:desc>
                </draw:g>
              </table:table-cell>
              <table:table-cell office:value-type="string">
                <text:p>I4</text:p>
                <draw:g>
                  <svg:desc>SC.F1:S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14424">
                <text:p>102414424</text:p>
                <draw:g>
                  <svg:desc>SC.A2:SC.A31</svg:desc>
                </draw:g>
              </table:table-cell>
              <table:table-cell office:value-type="float" office:value="88885219">
                <text:p>88885219</text:p>
                <draw:g>
                  <svg:desc>SC.B2:SC.B31</svg:desc>
                </draw:g>
              </table:table-cell>
              <table:table-cell office:value-type="float" office:value="104628410">
                <text:p>104628410</text:p>
                <draw:g>
                  <svg:desc>SC.C2:SC.C31</svg:desc>
                </draw:g>
              </table:table-cell>
              <table:table-cell office:value-type="float" office:value="97652305">
                <text:p>97652305</text:p>
                <draw:g>
                  <svg:desc>SC.D2:SC.D31</svg:desc>
                </draw:g>
              </table:table-cell>
              <table:table-cell office:value-type="float" office:value="104283475">
                <text:p>104283475</text:p>
                <draw:g>
                  <svg:desc>SC.E2:SC.E31</svg:desc>
                </draw:g>
              </table:table-cell>
              <table:table-cell office:value-type="float" office:value="113026221">
                <text:p>113026221</text:p>
                <draw:g>
                  <svg:desc>SC.F2:S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694932">
                <text:p>102694932</text:p>
              </table:table-cell>
              <table:table-cell office:value-type="float" office:value="89218381">
                <text:p>89218381</text:p>
              </table:table-cell>
              <table:table-cell office:value-type="float" office:value="104692240">
                <text:p>104692240</text:p>
              </table:table-cell>
              <table:table-cell office:value-type="float" office:value="97669047">
                <text:p>97669047</text:p>
              </table:table-cell>
              <table:table-cell office:value-type="float" office:value="104359451">
                <text:p>104359451</text:p>
              </table:table-cell>
              <table:table-cell office:value-type="float" office:value="113090794">
                <text:p>113090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86611">
                <text:p>102886611</text:p>
              </table:table-cell>
              <table:table-cell office:value-type="float" office:value="89226766">
                <text:p>89226766</text:p>
              </table:table-cell>
              <table:table-cell office:value-type="float" office:value="104767590">
                <text:p>104767590</text:p>
              </table:table-cell>
              <table:table-cell office:value-type="float" office:value="97708717">
                <text:p>97708717</text:p>
              </table:table-cell>
              <table:table-cell office:value-type="float" office:value="104421139">
                <text:p>104421139</text:p>
              </table:table-cell>
              <table:table-cell office:value-type="float" office:value="113176323">
                <text:p>113176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13449">
                <text:p>103013449</text:p>
              </table:table-cell>
              <table:table-cell office:value-type="float" office:value="89241305">
                <text:p>89241305</text:p>
              </table:table-cell>
              <table:table-cell office:value-type="float" office:value="104865220">
                <text:p>104865220</text:p>
              </table:table-cell>
              <table:table-cell office:value-type="float" office:value="97716037">
                <text:p>97716037</text:p>
              </table:table-cell>
              <table:table-cell office:value-type="float" office:value="104553167">
                <text:p>104553167</text:p>
              </table:table-cell>
              <table:table-cell office:value-type="float" office:value="113390970">
                <text:p>113390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92092">
                <text:p>103092092</text:p>
              </table:table-cell>
              <table:table-cell office:value-type="float" office:value="89281145">
                <text:p>89281145</text:p>
              </table:table-cell>
              <table:table-cell office:value-type="float" office:value="104927925">
                <text:p>104927925</text:p>
              </table:table-cell>
              <table:table-cell office:value-type="float" office:value="97724119">
                <text:p>97724119</text:p>
              </table:table-cell>
              <table:table-cell office:value-type="float" office:value="104561880">
                <text:p>104561880</text:p>
              </table:table-cell>
              <table:table-cell office:value-type="float" office:value="113425979">
                <text:p>11342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103635">
                <text:p>103103635</text:p>
              </table:table-cell>
              <table:table-cell office:value-type="float" office:value="89301899">
                <text:p>89301899</text:p>
              </table:table-cell>
              <table:table-cell office:value-type="float" office:value="104969376">
                <text:p>104969376</text:p>
              </table:table-cell>
              <table:table-cell office:value-type="float" office:value="97742302">
                <text:p>97742302</text:p>
              </table:table-cell>
              <table:table-cell office:value-type="float" office:value="104764260">
                <text:p>104764260</text:p>
              </table:table-cell>
              <table:table-cell office:value-type="float" office:value="113474849">
                <text:p>113474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164142">
                <text:p>103164142</text:p>
              </table:table-cell>
              <table:table-cell office:value-type="float" office:value="89470702">
                <text:p>89470702</text:p>
              </table:table-cell>
              <table:table-cell office:value-type="float" office:value="105143183">
                <text:p>105143183</text:p>
              </table:table-cell>
              <table:table-cell office:value-type="float" office:value="97745029">
                <text:p>97745029</text:p>
              </table:table-cell>
              <table:table-cell office:value-type="float" office:value="104811360">
                <text:p>104811360</text:p>
              </table:table-cell>
              <table:table-cell office:value-type="float" office:value="113488232">
                <text:p>113488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218223">
                <text:p>103218223</text:p>
              </table:table-cell>
              <table:table-cell office:value-type="float" office:value="89563348">
                <text:p>89563348</text:p>
              </table:table-cell>
              <table:table-cell office:value-type="float" office:value="105159511">
                <text:p>105159511</text:p>
              </table:table-cell>
              <table:table-cell office:value-type="float" office:value="97786444">
                <text:p>97786444</text:p>
              </table:table-cell>
              <table:table-cell office:value-type="float" office:value="104943687">
                <text:p>104943687</text:p>
              </table:table-cell>
              <table:table-cell office:value-type="float" office:value="113500911">
                <text:p>113500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37443">
                <text:p>103337443</text:p>
              </table:table-cell>
              <table:table-cell office:value-type="float" office:value="89626806">
                <text:p>89626806</text:p>
              </table:table-cell>
              <table:table-cell office:value-type="float" office:value="105187917">
                <text:p>105187917</text:p>
              </table:table-cell>
              <table:table-cell office:value-type="float" office:value="97797247">
                <text:p>97797247</text:p>
              </table:table-cell>
              <table:table-cell office:value-type="float" office:value="104948678">
                <text:p>104948678</text:p>
              </table:table-cell>
              <table:table-cell office:value-type="float" office:value="113520416">
                <text:p>113520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346695">
                <text:p>103346695</text:p>
              </table:table-cell>
              <table:table-cell office:value-type="float" office:value="89878832">
                <text:p>89878832</text:p>
              </table:table-cell>
              <table:table-cell office:value-type="float" office:value="105194806">
                <text:p>105194806</text:p>
              </table:table-cell>
              <table:table-cell office:value-type="float" office:value="97871070">
                <text:p>97871070</text:p>
              </table:table-cell>
              <table:table-cell office:value-type="float" office:value="104953474">
                <text:p>104953474</text:p>
              </table:table-cell>
              <table:table-cell office:value-type="float" office:value="113554958">
                <text:p>113554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52482">
                <text:p>103352482</text:p>
              </table:table-cell>
              <table:table-cell office:value-type="float" office:value="89895301">
                <text:p>89895301</text:p>
              </table:table-cell>
              <table:table-cell office:value-type="float" office:value="105233021">
                <text:p>105233021</text:p>
              </table:table-cell>
              <table:table-cell office:value-type="float" office:value="97908952">
                <text:p>97908952</text:p>
              </table:table-cell>
              <table:table-cell office:value-type="float" office:value="105005758">
                <text:p>105005758</text:p>
              </table:table-cell>
              <table:table-cell office:value-type="float" office:value="113841873">
                <text:p>113841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416781">
                <text:p>103416781</text:p>
              </table:table-cell>
              <table:table-cell office:value-type="float" office:value="89933808">
                <text:p>89933808</text:p>
              </table:table-cell>
              <table:table-cell office:value-type="float" office:value="105249427">
                <text:p>105249427</text:p>
              </table:table-cell>
              <table:table-cell office:value-type="float" office:value="97918436">
                <text:p>97918436</text:p>
              </table:table-cell>
              <table:table-cell office:value-type="float" office:value="105021279">
                <text:p>105021279</text:p>
              </table:table-cell>
              <table:table-cell office:value-type="float" office:value="113926134">
                <text:p>113926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417461">
                <text:p>103417461</text:p>
              </table:table-cell>
              <table:table-cell office:value-type="float" office:value="90041428">
                <text:p>90041428</text:p>
              </table:table-cell>
              <table:table-cell office:value-type="float" office:value="105282115">
                <text:p>105282115</text:p>
              </table:table-cell>
              <table:table-cell office:value-type="float" office:value="97971064">
                <text:p>97971064</text:p>
              </table:table-cell>
              <table:table-cell office:value-type="float" office:value="105022793">
                <text:p>105022793</text:p>
              </table:table-cell>
              <table:table-cell office:value-type="float" office:value="114143303">
                <text:p>114143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419033">
                <text:p>103419033</text:p>
              </table:table-cell>
              <table:table-cell office:value-type="float" office:value="90113823">
                <text:p>90113823</text:p>
              </table:table-cell>
              <table:table-cell office:value-type="float" office:value="105354327">
                <text:p>105354327</text:p>
              </table:table-cell>
              <table:table-cell office:value-type="float" office:value="98204728">
                <text:p>98204728</text:p>
              </table:table-cell>
              <table:table-cell office:value-type="float" office:value="105033815">
                <text:p>105033815</text:p>
              </table:table-cell>
              <table:table-cell office:value-type="float" office:value="114208999">
                <text:p>11420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26662">
                <text:p>103426662</text:p>
              </table:table-cell>
              <table:table-cell office:value-type="float" office:value="90135991">
                <text:p>90135991</text:p>
              </table:table-cell>
              <table:table-cell office:value-type="float" office:value="105646454">
                <text:p>105646454</text:p>
              </table:table-cell>
              <table:table-cell office:value-type="float" office:value="98216481">
                <text:p>98216481</text:p>
              </table:table-cell>
              <table:table-cell office:value-type="float" office:value="105231810">
                <text:p>105231810</text:p>
              </table:table-cell>
              <table:table-cell office:value-type="float" office:value="114245990">
                <text:p>1142459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56067">
                <text:p>103456067</text:p>
              </table:table-cell>
              <table:table-cell office:value-type="float" office:value="90137683">
                <text:p>90137683</text:p>
              </table:table-cell>
              <table:table-cell office:value-type="float" office:value="105657541">
                <text:p>105657541</text:p>
              </table:table-cell>
              <table:table-cell office:value-type="float" office:value="98222923">
                <text:p>98222923</text:p>
              </table:table-cell>
              <table:table-cell office:value-type="float" office:value="105254638">
                <text:p>105254638</text:p>
              </table:table-cell>
              <table:table-cell office:value-type="float" office:value="114246515">
                <text:p>114246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499926">
                <text:p>103499926</text:p>
              </table:table-cell>
              <table:table-cell office:value-type="float" office:value="90156797">
                <text:p>90156797</text:p>
              </table:table-cell>
              <table:table-cell office:value-type="float" office:value="105770075">
                <text:p>105770075</text:p>
              </table:table-cell>
              <table:table-cell office:value-type="float" office:value="98223509">
                <text:p>98223509</text:p>
              </table:table-cell>
              <table:table-cell office:value-type="float" office:value="105258588">
                <text:p>105258588</text:p>
              </table:table-cell>
              <table:table-cell office:value-type="float" office:value="114261554">
                <text:p>114261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503260">
                <text:p>103503260</text:p>
              </table:table-cell>
              <table:table-cell office:value-type="float" office:value="90183429">
                <text:p>90183429</text:p>
              </table:table-cell>
              <table:table-cell office:value-type="float" office:value="105820484">
                <text:p>105820484</text:p>
              </table:table-cell>
              <table:table-cell office:value-type="float" office:value="98238570">
                <text:p>98238570</text:p>
              </table:table-cell>
              <table:table-cell office:value-type="float" office:value="105297662">
                <text:p>105297662</text:p>
              </table:table-cell>
              <table:table-cell office:value-type="float" office:value="114264422">
                <text:p>11426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10649">
                <text:p>103510649</text:p>
              </table:table-cell>
              <table:table-cell office:value-type="float" office:value="90204136">
                <text:p>90204136</text:p>
              </table:table-cell>
              <table:table-cell office:value-type="float" office:value="105877418">
                <text:p>105877418</text:p>
              </table:table-cell>
              <table:table-cell office:value-type="float" office:value="98242641">
                <text:p>98242641</text:p>
              </table:table-cell>
              <table:table-cell office:value-type="float" office:value="105852551">
                <text:p>105852551</text:p>
              </table:table-cell>
              <table:table-cell office:value-type="float" office:value="114265749">
                <text:p>114265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514093">
                <text:p>103514093</text:p>
              </table:table-cell>
              <table:table-cell office:value-type="float" office:value="90208429">
                <text:p>90208429</text:p>
              </table:table-cell>
              <table:table-cell office:value-type="float" office:value="105901432">
                <text:p>105901432</text:p>
              </table:table-cell>
              <table:table-cell office:value-type="float" office:value="98272482">
                <text:p>98272482</text:p>
              </table:table-cell>
              <table:table-cell office:value-type="float" office:value="105880017">
                <text:p>105880017</text:p>
              </table:table-cell>
              <table:table-cell office:value-type="float" office:value="114274623">
                <text:p>114274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17956">
                <text:p>103517956</text:p>
              </table:table-cell>
              <table:table-cell office:value-type="float" office:value="90210633">
                <text:p>90210633</text:p>
              </table:table-cell>
              <table:table-cell office:value-type="float" office:value="105923344">
                <text:p>105923344</text:p>
              </table:table-cell>
              <table:table-cell office:value-type="float" office:value="98287204">
                <text:p>98287204</text:p>
              </table:table-cell>
              <table:table-cell office:value-type="float" office:value="106007918">
                <text:p>106007918</text:p>
              </table:table-cell>
              <table:table-cell office:value-type="float" office:value="114281871">
                <text:p>114281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19190">
                <text:p>103519190</text:p>
              </table:table-cell>
              <table:table-cell office:value-type="float" office:value="90215567">
                <text:p>90215567</text:p>
              </table:table-cell>
              <table:table-cell office:value-type="float" office:value="105932715">
                <text:p>105932715</text:p>
              </table:table-cell>
              <table:table-cell office:value-type="float" office:value="98295075">
                <text:p>98295075</text:p>
              </table:table-cell>
              <table:table-cell office:value-type="float" office:value="106064973">
                <text:p>106064973</text:p>
              </table:table-cell>
              <table:table-cell office:value-type="float" office:value="114308002">
                <text:p>114308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26691">
                <text:p>103526691</text:p>
              </table:table-cell>
              <table:table-cell office:value-type="float" office:value="90220889">
                <text:p>90220889</text:p>
              </table:table-cell>
              <table:table-cell office:value-type="float" office:value="105933147">
                <text:p>105933147</text:p>
              </table:table-cell>
              <table:table-cell office:value-type="float" office:value="98310666">
                <text:p>98310666</text:p>
              </table:table-cell>
              <table:table-cell office:value-type="float" office:value="106099262">
                <text:p>106099262</text:p>
              </table:table-cell>
              <table:table-cell office:value-type="float" office:value="114309547">
                <text:p>114309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33782">
                <text:p>103533782</text:p>
              </table:table-cell>
              <table:table-cell office:value-type="float" office:value="90226733">
                <text:p>90226733</text:p>
              </table:table-cell>
              <table:table-cell office:value-type="float" office:value="105951753">
                <text:p>105951753</text:p>
              </table:table-cell>
              <table:table-cell office:value-type="float" office:value="98366819">
                <text:p>98366819</text:p>
              </table:table-cell>
              <table:table-cell office:value-type="float" office:value="106244274">
                <text:p>106244274</text:p>
              </table:table-cell>
              <table:table-cell office:value-type="float" office:value="114324298">
                <text:p>114324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534492">
                <text:p>103534492</text:p>
              </table:table-cell>
              <table:table-cell office:value-type="float" office:value="90228802">
                <text:p>90228802</text:p>
              </table:table-cell>
              <table:table-cell office:value-type="float" office:value="106010209">
                <text:p>106010209</text:p>
              </table:table-cell>
              <table:table-cell office:value-type="float" office:value="98962928">
                <text:p>98962928</text:p>
              </table:table-cell>
              <table:table-cell office:value-type="float" office:value="106256508">
                <text:p>106256508</text:p>
              </table:table-cell>
              <table:table-cell office:value-type="float" office:value="114326001">
                <text:p>114326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41336">
                <text:p>103541336</text:p>
              </table:table-cell>
              <table:table-cell office:value-type="float" office:value="90241420">
                <text:p>90241420</text:p>
              </table:table-cell>
              <table:table-cell office:value-type="float" office:value="106029222">
                <text:p>106029222</text:p>
              </table:table-cell>
              <table:table-cell office:value-type="float" office:value="99006795">
                <text:p>99006795</text:p>
              </table:table-cell>
              <table:table-cell office:value-type="float" office:value="106261524">
                <text:p>106261524</text:p>
              </table:table-cell>
              <table:table-cell office:value-type="float" office:value="114327172">
                <text:p>11432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545018">
                <text:p>103545018</text:p>
              </table:table-cell>
              <table:table-cell office:value-type="float" office:value="90250005">
                <text:p>90250005</text:p>
              </table:table-cell>
              <table:table-cell office:value-type="float" office:value="106461885">
                <text:p>106461885</text:p>
              </table:table-cell>
              <table:table-cell office:value-type="float" office:value="99037117">
                <text:p>99037117</text:p>
              </table:table-cell>
              <table:table-cell office:value-type="float" office:value="106275654">
                <text:p>106275654</text:p>
              </table:table-cell>
              <table:table-cell office:value-type="float" office:value="114345266">
                <text:p>114345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578083">
                <text:p>103578083</text:p>
              </table:table-cell>
              <table:table-cell office:value-type="float" office:value="90256169">
                <text:p>90256169</text:p>
              </table:table-cell>
              <table:table-cell office:value-type="float" office:value="106578457">
                <text:p>106578457</text:p>
              </table:table-cell>
              <table:table-cell office:value-type="float" office:value="99063198">
                <text:p>99063198</text:p>
              </table:table-cell>
              <table:table-cell office:value-type="float" office:value="106283218">
                <text:p>106283218</text:p>
              </table:table-cell>
              <table:table-cell office:value-type="float" office:value="114370880">
                <text:p>114370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656960">
                <text:p>103656960</text:p>
              </table:table-cell>
              <table:table-cell office:value-type="float" office:value="90282908">
                <text:p>90282908</text:p>
              </table:table-cell>
              <table:table-cell office:value-type="float" office:value="106626134">
                <text:p>106626134</text:p>
              </table:table-cell>
              <table:table-cell office:value-type="float" office:value="99067276">
                <text:p>99067276</text:p>
              </table:table-cell>
              <table:table-cell office:value-type="float" office:value="106327703">
                <text:p>106327703</text:p>
              </table:table-cell>
              <table:table-cell office:value-type="float" office:value="114378450">
                <text:p>114378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663631">
                <text:p>103663631</text:p>
              </table:table-cell>
              <table:table-cell office:value-type="float" office:value="90292013">
                <text:p>90292013</text:p>
              </table:table-cell>
              <table:table-cell office:value-type="float" office:value="106654526">
                <text:p>106654526</text:p>
              </table:table-cell>
              <table:table-cell office:value-type="float" office:value="99078163">
                <text:p>99078163</text:p>
              </table:table-cell>
              <table:table-cell office:value-type="float" office:value="106508569">
                <text:p>106508569</text:p>
              </table:table-cell>
              <table:table-cell office:value-type="float" office:value="114419026">
                <text:p>114419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